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326in" fo:margin-left="0in" fo:margin-right="-0.0076in" table:align="margins"/>
    </style:style>
    <style:style style:name="Table1.A" style:family="table-column">
      <style:table-column-properties style:column-width="1.7063in" style:rel-column-width="16129*"/>
    </style:style>
    <style:style style:name="Table1.B" style:family="table-column">
      <style:table-column-properties style:column-width="3.6097in" style:rel-column-width="34123*"/>
    </style:style>
    <style:style style:name="Table1.C" style:family="table-column">
      <style:table-column-properties style:column-width="1.6167in" style:rel-column-width="15283*"/>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data-style-name="N37">
      <style:table-cell-properties fo:padding="0.0382in" fo:border-left="0.0007in solid #000000" fo:border-right="0.0007in solid #000000" fo:border-top="none" fo:border-bottom="0.0007in solid #000000"/>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text-properties fo:language="en" fo:country="US" fo:font-weight="bold" style:font-weight-asian="bold" style:font-weight-complex="bold"/>
    </style:style>
    <style:style style:name="P4" style:family="paragraph" style:parent-style-name="Text_20_body">
      <style:text-properties fo:language="en" fo:country="US" fo:font-weight="normal" style:font-weight-asian="normal" style:font-weight-complex="normal"/>
    </style:style>
    <style:style style:name="P5" style:family="paragraph" style:parent-style-name="Text_20_body">
      <style:text-properties fo:language="en" fo:country="US" style:text-underline-style="none"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Text_20_body">
      <style:text-properties fo:language="en" fo:country="US"/>
    </style:style>
    <style:style style:name="P8" style:family="paragraph" style:parent-style-name="Text_20_body">
      <style:text-properties fo:language="en" fo:country="US" fo:font-weight="normal" style:font-weight-asian="normal" style:font-weight-complex="normal"/>
    </style:style>
    <style:style style:name="P9" style:family="paragraph" style:parent-style-name="Text_20_body" style:list-style-name="L1">
      <style:text-properties fo:language="en" fo:country="US"/>
    </style:style>
    <style:style style:name="P10" style:family="paragraph" style:parent-style-name="Heading_20_7">
      <style:text-properties fo:language="en" fo:country="US"/>
    </style:style>
    <style:style style:name="P11" style:family="paragraph" style:parent-style-name="Heading_20_7">
      <style:text-properties fo:language="en" fo:country="US" style:text-underline-style="none"/>
    </style:style>
    <style:style style:name="P12" style:family="paragraph" style:parent-style-name="Heading_20_7">
      <style:text-properties fo:language="en" fo:country="US" style:text-underline-style="none" fo:font-weight="bold" style:font-weight-asian="bold" style:font-weight-complex="bold"/>
    </style:style>
    <style:style style:name="P13" style:family="paragraph" style:parent-style-name="Contents_20_3">
      <style:paragraph-properties>
        <style:tab-stops>
          <style:tab-stop style:position="6.5319in" style:type="right" style:leader-style="dotted" style:leader-text="."/>
        </style:tab-stops>
      </style:paragraph-properties>
    </style:style>
    <style:style style:name="P14" style:family="paragraph" style:parent-style-name="Contents_20_4">
      <style:paragraph-properties>
        <style:tab-stops>
          <style:tab-stop style:position="6.3354in" style:type="right" style:leader-style="dotted" style:leader-text="."/>
        </style:tab-stops>
      </style:paragraph-properties>
    </style:style>
    <style:style style:name="P15" style:family="paragraph" style:parent-style-name="Heading_20_3">
      <style:text-properties fo:language="en" fo:country="US"/>
    </style:style>
    <style:style style:name="P16" style:family="paragraph" style:parent-style-name="Heading_20_6">
      <style:text-properties fo:language="en" fo:country="U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Heading_20_5">
      <style:text-properties fo:language="en" fo:country="US"/>
    </style:style>
    <style:style style:name="P20" style:family="paragraph" style:parent-style-name="Contents_20_2">
      <style:paragraph-properties>
        <style:tab-stops>
          <style:tab-stop style:position="6.7283in" style:type="right" style:leader-style="dotted" style:leader-text="."/>
        </style:tab-stops>
      </style:paragraph-properties>
    </style:style>
    <style:style style:name="P21" style:family="paragraph" style:parent-style-name="Heading_20_4">
      <style:text-properties fo:language="en" fo:country="US"/>
    </style:style>
    <style:style style:name="P22" style:family="paragraph" style:parent-style-name="Heading_20_2">
      <style:text-properties fo:language="en" fo:country="US"/>
    </style:style>
    <style:style style:name="P23" style:family="paragraph" style:parent-style-name="Heading_20_2">
      <style:paragraph-properties fo:break-before="page"/>
    </style:style>
    <style:style style:name="P24" style:family="paragraph" style:parent-style-name="Heading_20_2">
      <style:paragraph-properties fo:break-before="page"/>
      <style:text-properties fo:language="en" fo:country="US"/>
    </style:style>
    <style:style style:name="T1" style:family="text">
      <style:text-properties fo:font-weight="normal" style:font-weight-asian="normal" style:font-weight-complex="normal"/>
    </style:style>
    <style:style style:name="T2" style:family="text">
      <style:text-properties fo:language="en" fo:country="US"/>
    </style:style>
    <style:style style:name="T3" style:family="text">
      <style:text-properties fo:background-color="#ffff00"/>
    </style:style>
    <style:style style:name="T4" style:family="text">
      <style:text-properties fo:color="#ffffff" fo:background-color="#ffff00"/>
    </style:style>
    <style:style style:name="T5" style:family="text">
      <style:text-properties fo:color="#ffffff" fo:background-color="transparent"/>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Unknown??<text:span text:style-name="T5">aaaaa</text:span></text:h>
      <text:p text:style-name="Signature">Detailed Requirements and Management Plan</text:p>
      <text:p text:style-name="Signature">Scott Barnett 100123218</text:p>
      <text:p text:style-name="P2"/>
      <text:p text:style-name="Signature">??Unknwon?? shows sections that need updating</text:p>
      <text:p text:style-name="Signature">??Maybe?? shows sections that may be implemented</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Page_20_Numb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8">Table of Contents</text:p>
          </text:index-title>
          <text:p text:style-name="P17"><text:s/>??Unknown??<text:tab/>1</text:p>
          <text:p text:style-name="P20">1 Acronyms<text:tab/>3</text:p>
          <text:p text:style-name="P20">2 Glossary<text:tab/>4</text:p>
          <text:p text:style-name="P20">3 Introduction<text:tab/>4</text:p>
          <text:p text:style-name="P20">4 C Requirements Definition<text:tab/>5</text:p>
          <text:p text:style-name="P13">4.1 Introduction<text:tab/>5</text:p>
          <text:p text:style-name="P13">4.2 Basic Functional Requirements<text:tab/>5</text:p>
          <text:p text:style-name="P13">4.3 Plot Requirements<text:tab/>5</text:p>
          <text:p text:style-name="P13">4.4 Character Requirements<text:tab/>5</text:p>
          <text:p text:style-name="P13">4.5 Item Requirements<text:tab/>6</text:p>
          <text:p text:style-name="P13">4.6 Combat<text:tab/>6</text:p>
          <text:p text:style-name="P13">4.7 Map Requirements<text:tab/>6</text:p>
          <text:p text:style-name="P13">4.8 UI Requirements<text:tab/>6</text:p>
          <text:p text:style-name="P13">4.9 Basic Non-functional Requirements<text:tab/>6</text:p>
          <text:p text:style-name="P13">4.10 Undesired Requirements<text:tab/>6</text:p>
          <text:p text:style-name="P20">5 Specific Requirements<text:tab/>7</text:p>
          <text:p text:style-name="P13">5.1 Introduction<text:tab/>7</text:p>
          <text:p text:style-name="P13">5.2 Interfaces<text:tab/>7</text:p>
          <text:p text:style-name="P14">5.2.1 User Interfaces<text:tab/>7</text:p>
          <text:p text:style-name="P14">5.2.2 Hardware Interfaces<text:tab/>10</text:p>
          <text:p text:style-name="P14">5.2.3 Software Interfaces<text:tab/>10</text:p>
          <text:p text:style-name="P14">5.2.4 Communication Interfaces<text:tab/>11</text:p>
          <text:p text:style-name="P13">5.3 Classes/Objects<text:tab/>11</text:p>
          <text:p text:style-name="P14">5.3.1 Character<text:tab/>11</text:p>
          <text:p text:style-name="P14">5.3.2 Gameplay Area<text:tab/>33</text:p>
          <text:p text:style-name="P14">5.3.3 Combat<text:tab/>35</text:p>
          <text:p text:style-name="P14">5.3.4 Items<text:tab/>36</text:p>
          <text:p text:style-name="P13">5.4 Performance Requirements<text:tab/>39</text:p>
          <text:p text:style-name="P13">5.5 Design Constraints<text:tab/>39</text:p>
          <text:p text:style-name="P13">5.6 Software System Attributes<text:tab/>39</text:p>
          <text:p text:style-name="P14">5.6.1 Reliability<text:tab/>39</text:p>
          <text:p text:style-name="P14">5.6.2 Availability<text:tab/>40</text:p>
          <text:p text:style-name="P14">5.6.3 Security<text:tab/>40</text:p>
          <text:p text:style-name="P14">5.6.4 Other Requirements<text:tab/>40</text:p>
          <text:p text:style-name="P14">5.6.5 Combat System<text:tab/>40</text:p>
          <text:p text:style-name="P20">6 Management Plan<text:tab/>43</text:p>
          <text:p text:style-name="P13">6.1 Introduction<text:tab/>43</text:p>
          <text:p text:style-name="P13">6.2 Project Schedule<text:tab/>43</text:p>
          <text:p text:style-name="P13">6.3 Risk Management<text:tab/>44</text:p>
          <text:p text:style-name="P14">6.3.1 Failure to complete requirements on time<text:tab/>44</text:p>
          <text:p text:style-name="P14">6.3.2 Lack of technical knowledge<text:tab/>44</text:p>
          <text:p text:style-name="P13">6.4 Costs<text:tab/>44</text:p>
          <text:p text:style-name="P14">6.4.1 Time<text:tab/>44</text:p>
          <text:p text:style-name="P14">6.4.2 Materials<text:tab/>44</text:p>
          <text:p text:style-name="P20">7 Appendices<text:tab/>45</text:p>
          <text:p text:style-name="P13">7.1 Attribute Modifiers<text:tab/>45</text:p>
        </text:index-body>
      </text:table-of-content>
      <text:h text:style-name="P22" text:outline-level="2"><text:soft-page-break/>Acronyms</text:h>
      <text:p text:style-name="P3">DRMP</text:p>
      <text:p text:style-name="P4">Detailed requirements and management plan</text:p>
      <text:p text:style-name="P3">RPG</text:p>
      <text:p text:style-name="P1">Role playing game</text:p>
      <text:p text:style-name="P3">OS</text:p>
      <text:p text:style-name="P4">Operating system</text:p>
      <text:p text:style-name="P3">HP</text:p>
      <text:p text:style-name="P4">Health points</text:p>
      <text:p text:style-name="P3">SP</text:p>
      <text:p text:style-name="P4">Stamina points</text:p>
      <text:p text:style-name="P3">WP</text:p>
      <text:p text:style-name="P4">Will points</text:p>
      <text:p text:style-name="P3">EP</text:p>
      <text:p text:style-name="P4">Energy Points</text:p>
      <text:p text:style-name="P3">EXP</text:p>
      <text:p text:style-name="P4">Experience points</text:p>
      <text:p text:style-name="P3">AI</text:p>
      <text:p text:style-name="P4">Artificial Intelligence</text:p>
      <text:h text:style-name="P23" text:outline-level="2">Glossary</text:h>
      <text:h text:style-name="P22" text:outline-level="2">Introduction</text:h>
      <text:p text:style-name="P1">This is the primary specification document for the development of the software ??Unknown??. This is a piece of software designed to be relevant to the current teen generation. It is a strategy RPG. It involves a character named Leith/Myra Frost, and ??Unknown??. This game is designed to be accessible and easy to use from any common computer running a Windows OS. </text:p>
      <text:p text:style-name="P1">This document contains requirements and a management plan for this project. The first section is the requirements, which provides a simple to read list of requirements. The next section is the detailed requirement, which goes into greater detail to the structure and architecture of the system, to aid designers in the production of the system. The last major section is the project management plan, which outlines the management of the project, including a schedule of deliverables, and the management structure being implemented. </text:p>
      <text:h text:style-name="P24" text:outline-level="2">C Requirements Definition</text:h>
      <text:h text:style-name="P15" text:outline-level="3">Introduction</text:h>
      <text:p text:style-name="P1">The following section describes the customer requirements of the game. These requirements are meant to be non-technical descriptions of the basic structure of the game, without going into deep detail of specifics. </text:p>
      <text:h text:style-name="P15" text:outline-level="3">Basic Functional Requirements</text:h>
      <text:p text:style-name="P1">Fun and replayable</text:p>
      <text:p text:style-name="P1">Option to see current progress </text:p>
      <text:p text:style-name="P1">Method to save </text:p>
      <text:h text:style-name="P15" text:outline-level="3">Plot Requirements</text:h>
      <text:p text:style-name="P1">Post-apocalyptic setting</text:p>
      <text:p text:style-name="P1">No large plot holes</text:p>
      <text:p text:style-name="P1">-minor plot holes are acceptable</text:p>
      <text:p text:style-name="P1">??Unknown??</text:p>
      <text:h text:style-name="P15" text:outline-level="3">Character Requirements</text:h>
      <text:p text:style-name="P1">Main character can be created by player</text:p>
      <text:p text:style-name="P1"><text:tab/>Default male is Leith Frost</text:p>
      <text:p text:style-name="P1"><text:tab/>Default female is Myra Frost</text:p>
      <text:p text:style-name="P1">Other characters </text:p>
      <text:p text:style-name="P1">Given unique attributes upon creation</text:p>
      <text:p text:style-name="P1"><text:tab/>Strength: Physical attack damage</text:p>
      <text:p text:style-name="P1"><text:tab/>Endurance: Health total, and resistance to physical damage</text:p>
      <text:p text:style-name="P1"><text:tab/>Agility: Ability to dodge, and chance to hit</text:p>
      <text:p text:style-name="P1"><text:tab/>Intellect: Magic attack damage</text:p>
      <text:p text:style-name="P1"><text:tab/>Spirit: Potency of white magic, and resistance to black magic</text:p>
      <text:p text:style-name="P1"><text:tab/>Charisma: </text:p>
      <text:p text:style-name="P1"><text:tab/>Luck: </text:p>
      <text:p text:style-name="P1">Stas can be rerolled XX times</text:p>
      <text:p text:style-name="P1"><text:soft-page-break/>Starting stats determined by attributes</text:p>
      <text:p text:style-name="P1">0 HP = death</text:p>
      <text:p text:style-name="P1">Alert when HP changes</text:p>
      <text:h text:style-name="P15" text:outline-level="3">Item Requirements</text:h>
      <text:p text:style-name="P1">Static inventory </text:p>
      <text:p text:style-name="P1">In combat and out of combat items</text:p>
      <text:h text:style-name="P15" text:outline-level="3">Combat</text:h>
      <text:p text:style-name="P1">Grid style stages</text:p>
      <text:p text:style-name="P1">Starts on grid tile </text:p>
      <text:p text:style-name="P1">Max one character per tile</text:p>
      <text:p text:style-name="P1"><text:tab/>pseudo-random placement </text:p>
      <text:p text:style-name="P1">Each tile has three qualities </text:p>
      <text:p text:style-name="P1"><text:tab/>Movement modifier</text:p>
      <text:p text:style-name="P1"><text:tab/>Vision modifier</text:p>
      <text:h text:style-name="P15" text:outline-level="3">Map Requirements</text:h>
      <text:p text:style-name="P1">Map of ??Unknown?? country</text:p>
      <text:p text:style-name="P1">Authentic location names </text:p>
      <text:h text:style-name="P15" text:outline-level="3">UI Requirements</text:h>
      <text:p text:style-name="P1">Records and prints all relevant actions that happen </text:p>
      <text:p text:style-name="P1">Keep the player up to date </text:p>
      <text:h text:style-name="P15" text:outline-level="3">Basic Non-functional Requirements</text:h>
      <text:p text:style-name="P1">Run on Windows OS </text:p>
      <text:p text:style-name="P1">Easy to open and run </text:p>
      <text:h text:style-name="P15" text:outline-level="3">Undesired Requirements</text:h>
      <text:p text:style-name="P1">Offensive to any groups of people</text:p>
      <text:p text:style-name="P1">Lengthy player manual. Rather have simple and concise document broken up with pictures and variances in fonts, and intuitively organized for ease of end player's use. </text:p>
      <text:h text:style-name="P24" text:outline-level="2">Specific Requirements</text:h>
      <text:h text:style-name="P15" text:outline-level="3">Introduction</text:h>
      <text:p text:style-name="P1">The following section describes the detailed requirements of the game. These requirements are meant as an aid to developers in the actual design and implementation of the game, and discuss the deeper architecture and specific parts of the game in detail. </text:p>
      <text:h text:style-name="P15" text:outline-level="3">Interfaces</text:h>
      <text:p text:style-name="P1">This section describes the different interfaces a player will have to use.</text:p>
      <text:h text:style-name="P21" text:outline-level="4">User Interfaces</text:h>
      <text:p text:style-name="P1">The UI will be made of multiple GUI windows. </text:p>
      <text:p text:style-name="P1">These windows are as follows: </text:p>
      <text:list xml:id="list7085485238091312653" text:style-name="L1">
        <text:list-item>
          <text:p text:style-name="P9">Title screen</text:p>
        </text:list-item>
        <text:list-item>
          <text:p text:style-name="P9">Character Creation</text:p>
        </text:list-item>
        <text:list-item>
          <text:p text:style-name="P9">Load Game</text:p>
        </text:list-item>
        <text:list-item>
          <text:p text:style-name="P9">Save Game</text:p>
        </text:list-item>
        <text:list-item>
          <text:p text:style-name="P9">Base</text:p>
        </text:list-item>
        <text:list-item>
          <text:p text:style-name="P9">Crafting Menu ??Maybe??</text:p>
        </text:list-item>
        <text:list-item>
          <text:p text:style-name="P9">Store Menu ??Maybe??</text:p>
        </text:list-item>
        <text:list-item>
          <text:p text:style-name="P9">Recruitment Menu ??Maybe??</text:p>
        </text:list-item>
        <text:list-item>
          <text:p text:style-name="P9">Mission Menu ??Maybe??</text:p>
        </text:list-item>
        <text:list-item>
          <text:p text:style-name="P9">Locker ??Maybe??</text:p>
        </text:list-item>
        <text:list-item>
          <text:p text:style-name="P9">Map</text:p>
        </text:list-item>
        <text:list-item>
          <text:p text:style-name="P9">Stage</text:p>
        </text:list-item>
        <text:list-item>
          <text:p text:style-name="P9">Combat Summary</text:p>
        </text:list-item>
        <text:list-item>
          <text:p text:style-name="P9">Game Over</text:p>
        </text:list-item>
        <text:list-item>
          <text:p text:style-name="P9">Character Menu</text:p>
        </text:list-item>
        <text:list-item>
          <text:p text:style-name="P9">Crew Menu</text:p>
        </text:list-item>
        <text:list-item>
          <text:p text:style-name="P9">Level Up</text:p>
        </text:list-item>
        <text:list-item>
          <text:p text:style-name="P9">Skills</text:p>
        </text:list-item>
        <text:list-item>
          <text:p text:style-name="P9">Inventory ??Maybe??</text:p>
        </text:list-item>
        <text:list-item>
          <text:p text:style-name="P9"><text:soft-page-break/>Pause Overlay</text:p>
        </text:list-item>
      </text:list>
      <text:p text:style-name="P1">All of the screens have a back button, and a confirm button, where applicable.</text:p>
      <text:h text:style-name="P19" text:outline-level="5">Title screen</text:h>
      <text:p text:style-name="P1">This screen displays the game's title, and the text “Press any button to start”. Pressing a button will change the text to five buttons:</text:p>
      <text:p text:style-name="P1"><text:tab/>Resume</text:p>
      <text:p text:style-name="P1"><text:tab/>New Game</text:p>
      <text:p text:style-name="P1"><text:tab/>Load Game</text:p>
      <text:p text:style-name="P1"><text:tab/>Settings ??Maybe??</text:p>
      <text:p text:style-name="P1"><text:tab/>Exit to Desktop</text:p>
      <text:h text:style-name="P19" text:outline-level="5">Character Creation</text:h>
      <text:p text:style-name="P1">This screen allows the player to create a new character. This screen allows the player to select a character and give them a name (Default names are Leith Frost and Myra Frost, for male and female characters, respectively). Clicking create will bring the player to the ??Unknown?? screen. </text:p>
      <text:h text:style-name="P19" text:outline-level="5">Load Game</text:h>
      <text:p text:style-name="P1">This screen allows the player to load a previously saved game. Clicking “Load” will bring the player to the ??Unknown?? screen.</text:p>
      <text:h text:style-name="P19" text:outline-level="5">Save Game</text:h>
      <text:p text:style-name="P1">This screen allows the player to save their game. Clicking on a save slot will write all the details to a file, encrypted using ??Unknown??, and will return the player to previous screen.</text:p>
      <text:h text:style-name="P19" text:outline-level="5">Base</text:h>
      <text:p text:style-name="P1">This screen allows the player to choose one of several screen to change to. Selcting the bed will bring the player to the Save Game screen. Selecting the workbench will bring the player to the Crafting Menu. Selecting the kiosk will bring the player to the Store Menu. Selecting one of the two bulletin boards will bring the player to the Recruitment Menu. Selecting the other bulletin board will bring the player to the Mission Menu. Selecting the lockers will bring the player to the Crew Menu. Selecting the door will bring the player to the Map.</text:p>
      <text:h text:style-name="P19" text:outline-level="5">Crafting Menu</text:h>
      <text:p text:style-name="P1">This screen allows the player to craft items. A list of items that can be crafted is displayed, with any entries that the player has all the necessary ingredients for in white text, and other entries, in grey text. Any entry can be selected. Selecting an entry will display the ingredients required to craft the item. Items that are already in the player's inventory are displayed in white text, and others are displayed in grey text.</text:p>
      <text:h text:style-name="P19" text:outline-level="5"><text:soft-page-break/>Store Menu</text:h>
      <text:p text:style-name="P1">This screen allows players to buy items. This screen displays the amount of gold the player has. Also displayed are three tabs, allowing the player to choose what type of items to buy. Options are equipment, consumables, and ingredients. Selecting a tab will display all tems of that type that the vendor has for sale. Selecting an entry will display its stat modifiers and its cost.</text:p>
      <text:h text:style-name="P19" text:outline-level="5">Recruitment Menu</text:h>
      <text:p text:style-name="P1">This screen allows players to recruit new crew members. This screen displays the amount of gold the player has. Also displayed are a list of characters that can be recruited. Selecting an entry will display that character's name and stats, buttons that lead to the character's skills and equipment, as well as the cost to recruit them.</text:p>
      <text:h text:style-name="P19" text:outline-level="5">Mission Menu</text:h>
      <text:p text:style-name="P1">This screen displays a list of missions to be completed. The top entry of the list shows is a mission to advance the main story. Selecting an entry will show the requirement to fulfill the mission, as well as the reward for completing it.</text:p>
      <text:h text:style-name="P19" text:outline-level="5">Map</text:h>
      <text:p text:style-name="P1">This screen allows the player to choose where the next comabt will take place. It shows a map of the country ??Maybe??, with icon that can be selected. Selecting an icon will bring the player to that corresponding Stage, and will initiate combat.</text:p>
      <text:h text:style-name="P19" text:outline-level="5">Stage</text:h>
      <text:p text:style-name="P1">There are several Stages, each with a unique layout. Each stage has ??Unknown?? tiles, in either a square or rectangular shape. Each tile can be selected. Selecting a tile has different results, depending on whether the tile is occupied, and by whom. </text:p>
      <text:p text:style-name="P1">Selecting a tile while it is unoccupied will display its tile type, and its stat modifiers. Selecting a tile that is occupied by an enemy will display the enemy's general health, and their equipment. Selecting a tile while it is occupied by an ally will display the character's HP, WP, EXP, equipment, and movement range.</text:p>
      <text:h text:style-name="P19" text:outline-level="5">Combat Summary</text:h>
      <text:p text:style-name="P1">The screen is displayed at the end of combat, if the player is victorious. This screen displays any levels gained, any units lost, any units gained, and any items found, as well as a button to return to the base.</text:p>
      <text:h text:style-name="P19" text:outline-level="5">Game Over</text:h>
      <text:p text:style-name="P1">This screen is displayed at the end of combat, if the player is not victorious. This screen displays the text “Game Over”, as well as a button to return to the main menu.</text:p>
      <text:h text:style-name="P19" text:outline-level="5"><text:soft-page-break/>Character Menu</text:h>
      <text:p text:style-name="P1">This screen gives the player an in-depth view of a character's level, stats, attributes, and equipment. It displays four tabs, one for each of the character's level, stats, attributes, and equipment. Selecting a tab will display the information corresponding to the tab. On the equipment tab, there will be eight icons, one for each weapon hand, one for head gear, chest , legs, feet, and two charms. The character screen also displays a button that, when pressed, brings the player to the skill page for that character.</text:p>
      <text:h text:style-name="P19" text:outline-level="5">Crew Menu</text:h>
      <text:p text:style-name="P1">This screen displays a list of every character in the player's crew. Selecting an entry displays the character's name, health, level, and a button that, when pressed, brings the player to the character page for that character.</text:p>
      <text:h text:style-name="P19" text:outline-level="5">Level Up</text:h>
      <text:p text:style-name="P1">This screen displays when the character's EXP meets the requirements for leveling up. This screen displays any stat increases, as well as number of skill points available.</text:p>
      <text:h text:style-name="P19" text:outline-level="5">Skills</text:h>
      <text:p text:style-name="P1">This screen allows the character to learn skills. A list of skills that can be learned is displayed. Learned skills in white. Unlearned skills that the character has all the prerequisites for are displayed in grey. Unlearned skills that the character does not have the prerequisites for are displayed in black. Any entry can be selected. Selecting an entry will display the prerequisites for that skill.</text:p>
      <text:h text:style-name="P19" text:outline-level="5">Inventory</text:h>
      <text:p text:style-name="P1">This screen displays the items the player currently has acquired, as well as a description of each item. The player can select to use an item from here.When exited the screen returns to the previous screen. </text:p>
      <text:h text:style-name="P19" text:outline-level="5">Pause Overlay</text:h>
      <text:p text:style-name="P1">This screen is displayed when the player pauses the game. It is displayed over the previoues screen and has 4 buttons, resume, retreat, ??Maybe?? settings, and exit.</text:p>
      <text:h text:style-name="P21" text:outline-level="4">Hardware Interfaces</text:h>
      <text:p text:style-name="P1">The game will use mouse and keyboard input. It will be able to run on most computers. </text:p>
      <text:h text:style-name="P21" text:outline-level="4">Software Interfaces</text:h>
      <text:p text:style-name="P1">This game will not require any additional software ??Maybe?? in order to play on a Windows OS. A virtual machine will be required to play on any other OS.</text:p>
      <text:h text:style-name="P21" text:outline-level="4"><text:soft-page-break/>Communication Interfaces</text:h>
      <text:p text:style-name="P1">??Maybe?? No network connections are needed for this game it will be completely offline </text:p>
      <text:h text:style-name="P15" text:outline-level="3">Classes/Objects</text:h>
      <text:h text:style-name="P21" text:outline-level="4">Character</text:h>
      <text:p text:style-name="P1">This section describes the different aspects of a character.</text:p>
      <text:h text:style-name="P19" text:outline-level="5">Health</text:h>
      <text:p text:style-name="P1">Health is a measure of how much damage a character can take before thy are killed.</text:p>
      <text:h text:style-name="P19" text:outline-level="5">Stamina</text:h>
      <text:p text:style-name="P1">Stamina is a measure of how many physical abilities a character can use. A small amount of a character's stamina regenerates every turn. Items can be used to recover a larger amount of stamina.</text:p>
      <text:h text:style-name="P19" text:outline-level="5">Will</text:h>
      <text:p text:style-name="P1">Will is a measure of how much magic a character can cast. A small amount of a character's will regenerates every turn. Items can be used to recover a larger amount of will. Will replaces stamina for magic players.</text:p>
      <text:h text:style-name="P19" text:outline-level="5">Energy</text:h>
      <text:p text:style-name="P1">Energy is a measure of how much electricity a character can utilize. A small amount of a character's energy regenerates every turn. Items can be used to recover a larger amount of energy. Energy replaces stamina for hackers.</text:p>
      <text:h text:style-name="P19" text:outline-level="5">Experience</text:h>
      <text:p text:style-name="P1">Experience is a measure os a charcter advancement in levels. Experience is gained by attacking enemies, surviving enemy attacks, activating abilities, and completing stages.</text:p>
      <text:h text:style-name="P19" text:outline-level="5">Attributes</text:h>
      <text:p text:style-name="P1">Attributes are the qualities a character possesses.</text:p>
      <text:h text:style-name="P16" text:outline-level="6">Strength</text:h>
      <text:p text:style-name="P1">Strength affects a character's physical attack, and physical defense</text:p>
      <text:h text:style-name="P16" text:outline-level="6">Endurance</text:h>
      <text:p text:style-name="P1">Endurance affects a character's physical defense, and health total.</text:p>
      <text:h text:style-name="P16" text:outline-level="6"><text:soft-page-break/>Agility</text:h>
      <text:p text:style-name="P1">Agility affects a character's accuracy, and movement range. Having a high enough agility allows the unit hit mit multiple times.</text:p>
      <text:h text:style-name="P16" text:outline-level="6">Intellect</text:h>
      <text:p text:style-name="P1">Intellect affects a character's will total, and magic attack.</text:p>
      <text:h text:style-name="P16" text:outline-level="6">Spirit</text:h>
      <text:p text:style-name="P1">Spirit affects a character's efficiency with white magic, and magic defense.</text:p>
      <text:h text:style-name="P16" text:outline-level="6">Charisma</text:h>
      <text:p text:style-name="P1">Charisma affects a unit's chance to recruit an enemy.</text:p>
      <text:h text:style-name="P16" text:outline-level="6">Luck</text:h>
      <text:p text:style-name="P1">Luck affects a character's critical hit chance, and the amount and quality of loot found in chests.</text:p>
      <text:h text:style-name="P19" text:outline-level="5">Stats</text:h>
      <text:h text:style-name="P16" text:outline-level="6">Physical attack</text:h>
      <text:p text:style-name="P1">Physical attack is the amount of damage dealt with a physical attack.</text:p>
      <text:h text:style-name="P16" text:outline-level="6">Physical defense</text:h>
      <text:p text:style-name="P1">Physical defense reduces damage received by a physical attack.</text:p>
      <text:h text:style-name="P16" text:outline-level="6">Magic attack</text:h>
      <text:p text:style-name="P1">Magic attack is the amount of damage dealt with a magic attack.</text:p>
      <text:h text:style-name="P16" text:outline-level="6">Magic defense</text:h>
      <text:p text:style-name="P1">Magic defense reduces damage received by a magic attack.</text:p>
      <text:h text:style-name="P16" text:outline-level="6">Accuracy</text:h>
      <text:p text:style-name="P1">Accuracy is the chance that an attack or ability will land.</text:p>
      <text:h text:style-name="P16" text:outline-level="6">Dodge rate </text:h>
      <text:p text:style-name="P1">Dodge rate is the chance that an enemy's attack or ability will miss.</text:p>
      <text:h text:style-name="Heading_20_6" text:outline-level="6">Movement speed</text:h>
      <text:p text:style-name="Text_20_body">Movement speed is the number of tiles a unit can move, assuimng those tiles have a movement cost of 1. Movement speed is equal to a unit's agility divided by ??Maybe?? 4, rounded down.</text:p>
      <text:h text:style-name="P19" text:outline-level="5"><text:soft-page-break/>Classes</text:h>
      <text:p text:style-name="P1">The following section will describe the different classes that a unit can be. Classes affect a unit's base stats and attributes. Additionally, most skills can only be learned by a specific class.</text:p>
      <text:h text:style-name="P16" text:outline-level="6">Soldier</text:h>
      <text:p text:style-name="P1">A soldier uses strength to deal physical, melee damage. Soldiers have moderately enhanced strength, endurance, and charisma. A soldier's skill group is called sword arts. </text:p>
      <text:h text:style-name="P16" text:outline-level="6">Black Mage</text:h>
      <text:p text:style-name="P1">A black mage uses magic primarily to deal ranged damage to enemies. Black mages have moderately enhanced intellect, and slightly enhanced spirit, as well as slightly diminished strength and endurance. A black mage's skill group is called black magic.</text:p>
      <text:h text:style-name="P16" text:outline-level="6">White Mage</text:h>
      <text:p text:style-name="P1">A white mage uses magic primarily to heal allies. Whtie mages can also use magic to deal ranged damage to enemies. . White mages have moderately enhanced spirit, and slightly enhanced agility, as well as slightly dimished endurance. A white mage's skill group is called white magic.</text:p>
      <text:h text:style-name="P16" text:outline-level="6">Summoner</text:h>
      <text:p text:style-name="P1">A summoner uses energy to summon creatures to fight for him. Summoner have moderately enhanced intellect, and slightly enhanced charisma. A summoner's skill group is called summons.</text:p>
      <text:h text:style-name="P16" text:outline-level="6">Thief</text:h>
      <text:p text:style-name="P1"><text:s/>A thief uses his agility and luck to find the enemies weak spots. Thieves have greatly increased luck and moderately enhanced agility, as well as slightly diminished endurance. A thief's skill group is called acrobatics.</text:p>
      <text:h text:style-name="P16" text:outline-level="6">Archer</text:h>
      <text:p text:style-name="P1">Archers use bows to deal ranged, physical damage to enemies. Archers have greatly enhanced agility. An archer's skill group is called archery.</text:p>
      <text:h text:style-name="P16" text:outline-level="6">Hacker</text:h>
      <text:p text:style-name="P1">Hackers uses electronics to create machines to fight for them. Hackers have greatly enhanced intellect and moderately enhanced agility. A hacker's skill group is called technician.</text:p>
      <text:h text:style-name="P16" text:outline-level="6">Wisdom</text:h>
      <text:p text:style-name="P1">Wisdoms use items to aid allies and damage enemies. Wisdoms have moderately increased agility and intellect. A wisdom's abilities are grouped under item arts.</text:p>
      <text:h text:style-name="P16" text:outline-level="6">Joker</text:h>
      <text:p text:style-name="P1">Jokers cause chaos, with random abilities. Jokers have completely random stats, with at least one stat <text:soft-page-break/>greatly increased, and one stat moderately diminished. Upon leveling up, each stat gets a random increase, not necessarily corresponding to the increases described in ??Unknown??. A joker has only one skill, and doesn't need a skill group.</text:p>
      <text:h text:style-name="P19" text:outline-level="5">Skills</text:h>
      <text:p text:style-name="P1">Skills are the abilities that a character can use. Some skills must be activated, while others are passive skils that are always active. Some skills can be leveled up multiple times. Leveling up a skill costs one more skill point that the previous level. Each level past level 1, requires that the unit have the level before.</text:p>
      <text:h text:style-name="P16" text:outline-level="6">General</text:h>
      <text:p text:style-name="P1">General skills can be learned by any class. All general skills are passive skills.</text:p>
      <text:h text:style-name="P10" text:outline-level="7">Swimmer</text:h>
      <text:p text:style-name="P1">Swimmer allows reduced movement through water tiles. Swimmer has a maximum of level 3. At level 1, moving through water requires 3 movement. At level 2, moving through water requires 2 movement. At level 3, moving through water only requires 1 movement. Level 1 has no requirements. Level 2 requires that the unit is at least level 10. Level 3 requires that the unit is at least level 25.</text:p>
      <text:h text:style-name="P10" text:outline-level="7">Climbing</text:h>
      <text:p text:style-name="P1">Climbing allows reduced movement through mountain tiles. Climber has a maximum of level 3. At level 1, moving over mountains requires 3 movement. At level 2, moving over mountains requires 2 movement. At level 3, moving over mountains only requires 1 movement. Level 1 has no requirements. Level 2 requires that the unit is at least level 10. Level 3 requires that the unit is at least level 25.</text:p>
      <text:h text:style-name="P10" text:outline-level="7">Forestry</text:h>
      <text:p text:style-name="P1">Forestry removes the movement penalty for moving through forest tiles. Forestry has a maximum level of 1.</text:p>
      <text:h text:style-name="P10" text:outline-level="7">Clear Headed</text:h>
      <text:p text:style-name="P1">Clear headed prevents confusion. Clear headed has a maximum level of 2. At level 1, clear headed has a 50% chance of preventing confusion. At level 2, clear headed has a 100% chance of preventing confusion. Level 1 has no requirements. Level 2 requires that the unit is at least level 15.</text:p>
      <text:h text:style-name="P10" text:outline-level="7">Insomniac</text:h>
      <text:p text:style-name="P1">Insomniac prevents sleep. Isomniac has a maximum level of 2. At level 1, insomniac has a 50% chance of preventing sleep. At level 2, insomniac has a 100% chance of preventing sleep. Level 1 has no requirements. Level 2 requires that the unit is at least level 15.</text:p>
      <text:h text:style-name="P10" text:outline-level="7">Antibody</text:h>
      <text:p text:style-name="P1">Antibody prevents poison. Antibody has a maximum level of 2. At level 1, antibody has a 50% chance of preventing poison. At level 2, antibody has a 100% chance of preventing poison. Level 1 has no <text:soft-page-break/>requirements. Level 2 requires that the unit is at least level 15.</text:p>
      <text:h text:style-name="P10" text:outline-level="7">Clear Eyes</text:h>
      <text:p text:style-name="P1">Clear eyes prevents blindness. Clear eyes has a maximum level of 2. At level 1, clear eyes has a 50% chance of preventing blindness. At level 2, clear eyes has a 100% chance of preventing blindness. Level 1 has no requirements. Level 2 requires that the unit is at least level 15.</text:p>
      <text:h text:style-name="P10" text:outline-level="7">Body Temp</text:h>
      <text:p text:style-name="P1">Body Temp prevents burning/freezing. Body Temp has a maximum level of 2. At level 1, body temp has a 50% chance of preventing burning/freezing. At level 2, body temp has a 100% chance of preventing burning/freezing. Level 1 has no requirements. Level 2 requires that the unit is at least level 15.</text:p>
      <text:h text:style-name="P10" text:outline-level="7">Grounded</text:h>
      <text:p text:style-name="P1">Grounded prevents stun. Grounded has a maximum level of 2. At level 1, grounded has a 50% chance of preventing stun. At level 2, grounded has a 100% chance of preventing stun. Level 1 has no requirements. Level 2 requires that the unit is at least level 15.</text:p>
      <text:h text:style-name="P10" text:outline-level="7">Survival</text:h>
      <text:p text:style-name="P5">Survival prevents 1 hit KO. Survival has a maximum level of 1. Level 1 requires that the unit is at least level 25.</text:p>
      <text:h text:style-name="P12" text:outline-level="7">Diplomacy</text:h>
      <text:p text:style-name="P1">Diplomacy increases the chance that a defeated enemy will join your crew. Diplomacy has a maximum level of 2. At level 1, diplomacy provides a 25% increase to the unit's recruitment chance. Level 1 has no requirements. Level 2 requires that the unit is at least level 10.</text:p>
      <text:h text:style-name="P10" text:outline-level="7">Level Up</text:h>
      <text:p text:style-name="P1">Level up increases the amount of experience gained. Level up has a maximum level of 5. Each level provides a 20% increase to the amount of experience gained. For each level, the unit's level must be at least 5 times higher.</text:p>
      <text:h text:style-name="P10" text:outline-level="7">Ability Up</text:h>
      <text:p text:style-name="P1">Ability up increases the amount of ability points gained. Ability up increases the amount of experience gained. Ability up has a maximum level of 5. Each level provides one extra skill point gained when the unit levels up. For each level, the unit's level must be at least 5 times higher.</text:p>
      <text:h text:style-name="P10" text:outline-level="7">Counter</text:h>
      <text:p text:style-name="P1">Counter allows the unit to attack back, if the enemy is within range. Counter has a maximum level of 2. Level 1 allows the unit to counterattack. Level 2 increases the damage dealt with counter by 50%. Level 1 has no requirements. Level 2 requires that the unit is at least level 10.</text:p>
      <text:h text:style-name="P10" text:outline-level="7"><text:soft-page-break/>Bodybuilding</text:h>
      <text:p text:style-name="P1">Bodybuilding increases the strength gained upon leveling up. Bodybuilding does not have a maximum level. Each level causes the strength stat to increase by 1 more when leveling up. For each level, the unit's level must be at least 10 times higher, less 10.</text:p>
      <text:h text:style-name="P10" text:outline-level="7">Conditioning</text:h>
      <text:p text:style-name="P1">Conditioning increases the endurance gained upon level up. Conditioning does not have a maximum level. Each level causes the endurance stat to increase by 1 more when leveling up. For each level, the unit's level must be at least 10 times higher, less 10.</text:p>
      <text:h text:style-name="P10" text:outline-level="7">Runner</text:h>
      <text:p text:style-name="P1">Runner increases the agility gained upon level up. Runner does not have a maximum level. Each level causes the agility stat to increase by 1 more when leveling up. For each level, the unit's level must be at least 10 times higher, less 10.</text:p>
      <text:h text:style-name="P10" text:outline-level="7">Strategy</text:h>
      <text:p text:style-name="P1">Strategy increases the intellect gained upon leveling up. Strategy does not have a maximum level. Each level causes the intellect stat to increase by 1 more when leveling up. For each level, the unit's level must be at least 10 times higher, less 10.</text:p>
      <text:h text:style-name="P10" text:outline-level="7">Meditation</text:h>
      <text:p text:style-name="P1">Meditation increases the spirit gained upon level up. Meditation does not have a maximum level. Each level causes the spirit stat to increase by 1 more when leveling up. For each level, the unit's level must be at least 10 times higher, less 10.</text:p>
      <text:h text:style-name="P10" text:outline-level="7">Charismatic</text:h>
      <text:p text:style-name="P1">Charismatic increases the charisma gained upon level up. Charismatic does not have a maximum level. Each level causes the charisma stat to increase by 1 more when leveling up. For each level, the unit's level must be at least 10 times higher, less 10.</text:p>
      <text:h text:style-name="P10" text:outline-level="7">Gambler</text:h>
      <text:p text:style-name="P1">Gambler increases the luck gained upon level up. Gambler does not have a maximum level. Each level causes the luck stat to increase by 1 more when leveling up. For each level, the unit's level must be at least 10 times higher, less 10.</text:p>
      <text:h text:style-name="Heading_20_7" text:outline-level="7">Equipment</text:h>
      <text:p text:style-name="Text_20_body">Additionally, there will be a skill for each type of equipment, as described in section 5.2.4.3. Each equipment skill will<text:span text:style-name="T2"> have a maximum level of 3. Level 1 allows the unit to use that type of equipment. Level 2 increases the effectiveness of that type of equipment by 50%. Level 3 increases the effectiveness of that type of equipment by 100%. Level 1 has no requirements. Level 2 requires that the unit is at least level 10. Level 3 requires that the unit is at least level 25.</text:span></text:p>
      <text:h text:style-name="P16" text:outline-level="6"><text:soft-page-break/>Soldier</text:h>
      <text:p text:style-name="P1">The following section desribes the skills that can only be learned by a soldier. A soldier's active abilities all use SP.</text:p>
      <text:h text:style-name="P10" text:outline-level="7">Power Break</text:h>
      <text:p text:style-name="P1">Power break is an active skill that temporarily reduces the target’s physical attack. Power break has a maximum level of 2. Level 1 deals 75% of a regular attack's damage, and reduces the target's physical attack by 25% for 3 turns. Level 2 deals 100% of a regular attack's damage, and reduces the target's attack by 50%. Level 1 has no requirements. Level 2 requires that the unit is at least level 5. Power break does not stack. A second use of power break will replace the first effect.</text:p>
      <text:h text:style-name="P10" text:outline-level="7">Armor Break</text:h>
      <text:p text:style-name="P1">Armor break is an active skill that temporarily reduces the target’s physical defense. Armor break has a maximum level of 2. Level 1 deals 75% of a regular attack's damage, and reduces the target's physical defense by 25% for 3 turns. Level 2 deals 100% of a regular attack's damage, and reduces the target's physical defense by 50%. for 3 turns Level 1 has no requirements. Level 2 requires that the unit is at least level 5. Armor break does not stack. A second use of armor break will replace the first effect.</text:p>
      <text:h text:style-name="P10" text:outline-level="7">Magic Break</text:h>
      <text:p text:style-name="P1">Magic break is an active skill temporarily reduces the target’s magic attack. Magic break has a maximum level of 2. Level 1 deals 75% of a regular attack's damage, and reduces the target's magic attack by 25% for 3 turns. Level 2 deals 100% of a regular attack's damage, and reduces the target's magic attack by 50%. for 3 turns Level 1 has no requirements. Level 2 requires that the unit is at least level 5. Magic break does not stack. A second use of magic break will replace the first effect.</text:p>
      <text:h text:style-name="P10" text:outline-level="7">Mental Break</text:h>
      <text:p text:style-name="P1">Mental break is an active skill that temporarily reduces the target’s magic defense. Mental Break has a maximum level of 2. Level 1 deals 75% of a regular attack's damage, and reduces the target's magic defense by 25% for 3 turns. Level 2 deals 100% of a regular attack's damage, and reduces the target's magic defense by 50%. for 3 turns Level 1 has no requirements. Level 2 requires that the unit is at least level 5. Mental break does not stack. A second use of mental break will replace the first effect.</text:p>
      <text:h text:style-name="P10" text:outline-level="7">Charge</text:h>
      <text:p text:style-name="P1">Charge is an active skill that causes all allies adjacent to the target to attack. Charge has a maximum level of 2. Level 1 causes the adjacent allies to attack the target, however many times their agility allows them to, up to a maximum of three hits. Level 2 causes the adjacent allies to attack the target, however many times their agility allows them to, with no maximum. Level 1 requires that the unit is at least level 10. Level 2 requires that the unit is at least level 25.</text:p>
      <text:h text:style-name="P10" text:outline-level="7">Rally</text:h>
      <text:p text:style-name="P1">Rally is an active skill that provides a temporary to the physical attacks and magic attacks of nearby allies. Rally affects any ally within a 2 tile range. Rally has a maximum level of 4. Level one provides a 25% boost to ally attacks, and last for 1 turn. Level 2 provides a 50% boost to ally attacks, and last for 1 turn. Level 3 provides a 100% boost to ally attacks, and last for 1 turn. Level 4 provides a 150% <text:soft-page-break/>boost to ally attacks. Level 1 requires that the unit is at least level 10. Level 2 requires that the unit is at least level 15. Level 3 requires that the unit is at least level 20. Level 4 requires that the unit is at least level 25. Rally does not stack. A second use of rally will replace the first effect.</text:p>
      <text:h text:style-name="P10" text:outline-level="7">Stun</text:h>
      <text:p text:style-name="P1">Stun is an active skill that deals normal damage, with a small chance to stun the target. Stun has a maximum level of 3. Level 1 has a 25% chance to stun the target. Level 2 has a 50% chance to stun the target. Level 3 has a 100% chance to stun the target. Level 1 has no requirements. Level 2 equires that the unit is at least level 10. Level 3 requires that the unit is at least level 20.</text:p>
      <text:h text:style-name="P10" text:outline-level="7">Battle Scarred</text:h>
      <text:p text:style-name="P1">Battle scarred is a passive skill that inceases physical defense. Battle scarred has a maximum level of 3. Level 1 provides a 25% increase to physical defense. Level 2 provides an additional 50% increase to physical defense. Level 3 provides an additional 100% increase to physical defense. Level 1 requires that the unit is at least level 5. Level 2 requires that the unit is at least level 15. Level 3 requires that the unit is at least level 25.</text:p>
      <text:h text:style-name="P10" text:outline-level="7">Sword Master</text:h>
      <text:p text:style-name="P1">Sword master is a passive skill that increases damage dealt with swords. Sword master has a maximum level of 3. Level 1 provides a 25% increase to damage dealt with swords. Level 2 provides an additional 50% increase to damage dealt with swords. Level 3 provides an additional 100% increase to damage with swords. Level 1 requires that the unit is at least level 5. Level 2 requires that the unit is at least level 15. Level 3 requires that the unit is at least level 25.</text:p>
      <text:h text:style-name="P10" text:outline-level="7">Fencing</text:h>
      <text:p text:style-name="P1">Fencing is a passive skill that increases agility while both the unit and the enemy are wielding swords. Fencing has a maximum level of 3. Level 1 provides a 25% increase to agility. Level 2 provides an additional 50% increase to agility. Level 3 provides an additional 100% increase to agility. Level 1 requires that the unit is at least level 5. Level 2 requires that the unit is at least level 15. Level 3 requires that the unit is at least level 25.</text:p>
      <text:h text:style-name="P10" text:outline-level="7">Regeneration</text:h>
      <text:p text:style-name="P1">Regeneration is a passive skill that allows the unit to regain a small portion of health at the start of each turn. Regeneration has a maximum level of 3. Level 1 allows the unit to regain 2% of their total health at the start of each turn. Level 2 allows the unit to regain 5% of the total health at the start of each turn. Level 3 allows the unit to regain 10% of their total health at the start of each turn. Level 1 requires that the unit is at least level 5. Level 2 requires that the unit is at least level 15. Level 3 requires that the unit is at least level 25.</text:p>
      <text:h text:style-name="P10" text:outline-level="7">Resilience</text:h>
      <text:p text:style-name="P1">Resilience is a passive skill that reduces the duration of status effects. Resilience has a maximum level of 3. Level 1 reduces the duration of status effects by 1 turn. Level 2 reduces the duration of status effects by 2 turns. Level 3 reduces the duration of status effect to 1 turn. Level 1 requires that the unit is at least level 5. Level 2 requires that the unit is at least level 15. Level 3 requires that the unit is at least <text:soft-page-break/>level 25.</text:p>
      <text:h text:style-name="P10" text:outline-level="7">Leadership</text:h>
      <text:p text:style-name="P1">Leadership is a passive skill that increases charisma. Additioanlly, leadership increases the chance of an enemy unit joing your crew when defeated. Leadership has a maximum level of 5. Each level provides an additional 10% increase to charisma, as well as a 5% increase to the chance of recruiting an enemy. Each level requires that the unit's level is at least 5 times as high. </text:p>
      <text:h text:style-name="P10" text:outline-level="7">Tank</text:h>
      <text:p text:style-name="P1">Tank is a passive skill that significantly increases physical defense. Additionally, champion significantly increases health total. Tank cannot be learned if the unit already has the champion skill. Tank has a maximum level of 1. Level 1 requires that the unit is at least level 30.</text:p>
      <text:h text:style-name="P10" text:outline-level="7">Champion</text:h>
      <text:p text:style-name="P1">Champion is a passive skill that provides a moderate increase to physical attack, physical defense, agility, and charisma. Champion cannot be learned if the unit already has the tank skill. Champion has a maximum level of 1. Level 1 requires that the unit is at least level 30.</text:p>
      <text:h text:style-name="P10" text:outline-level="7">Heightened Reflexes</text:h>
      <text:p text:style-name="P1">Heightened reflexes is a passive skill that allows the counter ability to trigger before enemy attack. Heightened reflexes has a maximum level of 1. Level 1 requires that the unit has either the tank skill or the champion skill. </text:p>
      <text:h text:style-name="P10" text:outline-level="7">Last Stand</text:h>
      <text:p text:style-name="P1">Last stand is a passive skill that prevents death once per battle, leaving the unit with 20% of their total health. Additionally, last stand alsos provide a 50% increase to attack for 1 turn. Last stand has a maximum level of 1. Level 1 requires that the unit has either the tank skill or the champion skill.</text:p>
      <text:h text:style-name="P10" text:outline-level="7">Saviour</text:h>
      <text:p text:style-name="P1">Saviour is a passive skill that increases physical attack when a nearby friendly unit has low health. Saviour has a maximum level of 1. Level 1 requires that the unit has either the tank skill or the champion skill.</text:p>
      <text:h text:style-name="P10" text:outline-level="7">Heroic</text:h>
      <text:p text:style-name="P1">Heroic is a passive skill that increases physical attack, physical defense, and magic defense, each by 75%, when facing enemies on at least three sides. Heroic has a maximum level of 1. Level 1 requires that the unit has either the tank skill or the champion skill.</text:p>
      <text:h text:style-name="P16" text:outline-level="6">Black Mage</text:h>
      <text:p text:style-name="P1">The following section desribes the skills that can only be learned by a black mage. A black mage's active abilities all use WP.</text:p>
      <text:h text:style-name="P10" text:outline-level="7"><text:soft-page-break/>Fire</text:h>
      <text:p text:style-name="P1">Fire is an active skill that deals fire damage to an enemy. Fire is a ranged ability that can target an enemy up to 2 tiles away. Fire has a maximum level of 2. Level 1 deals a small amount of fire damage. Level 2 deals a small amount of fire damage, and has a chance to burn the target. Level 1 has no requirements. Level 2 requires that the unit is at least level 5. </text:p>
      <text:h text:style-name="P10" text:outline-level="7">Shock</text:h>
      <text:p text:style-name="P1">Shock is an active skill that deals thunder damage to an enemy. Shock is a ranged ability that can target an enemy up to 2 tiles away. Shock has a maximum level of 2. Level 1 deals a small amount of thunder damage. Level 2 deals a small amount of lightning thunder, and has a chance to stun the target. Level 1 has no requirements. Level 2 requires that the unit is at least level 5. </text:p>
      <text:h text:style-name="P10" text:outline-level="7">Freeze</text:h>
      <text:p text:style-name="P1">Freeze is an active skill that deals ice damage to an enemy. Freeze is a ranged ability that can target an enemy up to 2 tiles away. Freeze has a maximum level of 2. Level 1 deals a small amount of ice damage. Level 2 deals a small amount of ice damage, and has a chance to freeze the target. Level 1 has no requirements. Level 2 requires that the unit is at least level 5. </text:p>
      <text:h text:style-name="P10" text:outline-level="7">Poison</text:h>
      <text:p text:style-name="P1">Poison is an active skill that may poison an enemy. Poison is a ranged ability that can target an enemy up to 2 tiles away. Poison has a maximum level of 2. Level 1 has a 50% chance to poison the target. Level 2 has a 75% chance to poison the target. Level 1 requires that the unit is at least level 5. Level 2 requires that the unit is at least level 15.</text:p>
      <text:h text:style-name="P10" text:outline-level="7">Sleep</text:h>
      <text:p text:style-name="P1">Sleep is an active skill that may put an enemy to sleep. Sleep is a ranged ability that can target an enemy up to 2 tiles away. Sleep has a maximum level of 2. Level 1 has a 50% chance to put the target to sleep. Level 2 has a 75% chance to put the target to sleep. Level 1 requires that the unit is at least level 5. Level 2 requires that the unit is at least level 15.</text:p>
      <text:h text:style-name="P10" text:outline-level="7">Blind</text:h>
      <text:p text:style-name="P1">Blind is an active skill that may blind an enemy. Blind is a ranged ability that can target an enemy up to 2 tiles away. Blind has a maximum level of 2. Level 1 has a 50% chance to blind the target. Level 2 has a 75% chance to blind the target. Level 1 requires that the unit is at least level 5. Level 2 requires that the unit is at least level 15.</text:p>
      <text:h text:style-name="P10" text:outline-level="7">Confuse</text:h>
      <text:p text:style-name="P1">Confuse is an active skill that may confuse an enemy. Confuse is a ranged ability that can target an enemy up to 2 tiles away. Confuse has a maximum level of 2. Level 1 has a 50% chance to confuse the target. Level 2 has a 75% chance to confuse the target. Level 1 requires that the unit is at least level 5. Level 2 requires that the unit is at least level 15.</text:p>
      <text:h text:style-name="P10" text:outline-level="7"><text:soft-page-break/>Flare</text:h>
      <text:p text:style-name="P1">Flare is an active skill that deals fire damage to an enemy. Flare is a ranged ability that can target an enemy up to 2 tiles away. Flare has a maximum level of 2. Level 1 deals a moderate amount of fire damage, and has a chance to burn the target. Level 2 deals a large amount of fire damage, and has a chance to burn the target. Level 1 requires that the unit is at least level 15. Level 2 requires that the unit is at least level 25. </text:p>
      <text:h text:style-name="P10" text:outline-level="7">Thunder</text:h>
      <text:p text:style-name="P1">Thunder is an active skill that deals high electrical damage to an enemy. Thunder is a ranged ability that can target an enemy up to 2 tiles away. Thunder has a maximum level of 2. Level 1 deals a moderate amount of thunder damage, and has a chance to stun the target. Level 2 deals a large amount of thunder damage, and has a chance to stun the target. Level 1 requires that the unit is at least level 15. Level 2 requires that the unit is at least level 25. </text:p>
      <text:h text:style-name="P10" text:outline-level="7">Blizzard</text:h>
      <text:p text:style-name="P1">Blizzard is an active skill that deals high ice damage to an enemy. Blizzard is a ranged ability that can target an enemy up to 2 tiles away. Blizzard has a maximum level of 2. Level 1 deals a moderate amount of ice damage, and has a chance to freeze the target. Level 2 deals a large amount of ice damage, and has a chance to freeze the target. Level 1 requires that the unit is at least level 15. Level 2 requires that the unit is at least level 25. </text:p>
      <text:h text:style-name="P10" text:outline-level="7">Drain</text:h>
      <text:p text:style-name="P1">Drain is an active skill that drains an enemy's health. Drain is a ranged ability that can target an enemy up to 2 tiles away. Drain has a maximum level of 2. Level 1 has a 50% chance of success, and heals the caster for 50% of the damage dealt. Level 2 has a 75% chance of success, and heals the caster for 100% of the damage dealt. Level 1 requires that the unit is at least level 15. Level 2 requires that the unit is at least level 25. </text:p>
      <text:h text:style-name="P10" text:outline-level="7">Osmose</text:h>
      <text:p text:style-name="P1">Osmose is an active skill that drains the enemy’s will to restore the caster's WP. Osmose is a ranged ability that can target an enemy up to 2 tiles away. Osmose has a maximum level of 2. Level 1 has a 50% chance of success, and restores the caster's WP for 50% of the will drained. Level 2 has a 75% chance of success, and restores the caster's WP for 50% of the will drained. Level 1 requires that the unit is at least level 15. Level 2 requires that the unit is at least level 25. </text:p>
      <text:h text:style-name="P10" text:outline-level="7">Mental Fortitude</text:h>
      <text:p text:style-name="P1">Mental fortitude is a passive skill that increases intellect and resistance to status effects. Mental fortitude has a maximum level of 5. Each level provides an additional 10% increase to intellect, as well as a 5% increase to the unit's resistance to status effects. Each level requires that the unit's level is at least 5 times as high. </text:p>
      <text:h text:style-name="P10" text:outline-level="7">Meteor</text:h>
      <text:p text:style-name="P1">Meteor is an active skill that deals significant non-elemental damage to all nearby units. Meteor is a ranged ability that hits all units within 3 tiles. Meteor has a maximum level of 2. Level 1 deals 100% <text:soft-page-break/>damage to both allies and enemies within 3 tiles. Level 2 deals 150% to enemy units, and 75% to ally units. Level 1 requires that the unit is at least level 25. Level 2 requires that the unit has either the warmage skill or the wizard skill.</text:p>
      <text:h text:style-name="P10" text:outline-level="7">Doomsday</text:h>
      <text:p text:style-name="P1">Doomsday is an active skill that deals significant dark magic damage to all nearby units. Doomsday is a ranged ability that hits all units within 3 tiles. Doomsday has a maximum level of 2. Level 1 deals 100% damage to both allies and enemies within 3 tiles. Level 2 deals 150% to enemy units, and 75% to ally units. Level 1 requires that the unit is at least level 25. Level 2 requires that the unit has either the warmage skill or the wizard skill.</text:p>
      <text:h text:style-name="P10" text:outline-level="7">Death</text:h>
      <text:p text:style-name="P1">Death is an active skill that may cause instant death. Death is a ranged ability that can target an enemy up to 2 tiles away. Death has a maximum level of 2. Level 1 has a 30% chance of success. Level 2 has a 50% chance of success. Level 1 requires that the unit is at least level 25. Level 2 requires that the unit has either the warmage skill or the wizard skill.</text:p>
      <text:h text:style-name="P10" text:outline-level="7">Blood Magic</text:h>
      <text:p text:style-name="P1">Blood magic is a passive skill that allows the player to sacrifice health to cast a spell, if WP are not available. Blood magic has a maximum level of 2. Level 1 allows the user to cast a spell with an amount of HP equal to the amount of WP needed to cast the spell. Level 2 allows the user to cast a spell with an amount of HP equal to half the amount of WP needed to cast the spell. Level 1 requires that the unit has either the warmage skill or the wizard skill. Level 2 requires that the unit has either the warmage skill or the wizard skill.</text:p>
      <text:h text:style-name="P10" text:outline-level="7">Warmage</text:h>
      <text:p text:style-name="P1">Warmage is a passive skill that increases magic attack by 75%. Warmage cannot be learned if the unit already has the wizard skill. Warmage has a maximum level of 1. Level 1 requires that the unit is at least level 40.</text:p>
      <text:h text:style-name="P10" text:outline-level="7">Wizard</text:h>
      <text:p text:style-name="P1">Wizard is a passive skill that increases magic defense by 50%. Additionally, wizard increases the unit's total WP capacity by 100%. Wizard cannot be learned if the unit already has the warmage skill. Wizard has a maximum level of 1. Level 1 requires that the unit is at least level 40.</text:p>
      <text:h text:style-name="P10" text:outline-level="7">Dual Cast</text:h>
      <text:p text:style-name="P1">Dual-cast is a passive skill that allows the unit to cast two spells in one turn. Dual cast has a maximum level of 1. Level 1 requires that the unit has either the warmage skill or the wizard skill.</text:p>
      <text:h text:style-name="P10" text:outline-level="7">Return Magic</text:h>
      <text:p text:style-name="P5">Return magic is a passive skill that causes the unit to attack back with same spell, if possible. Blood magic has a maximum level of 1. Level 1 requires that the unit has either the warmage skill or the wizard skill.</text:p>
      <text:h text:style-name="P11" text:outline-level="7"><text:soft-page-break/>Green Mage</text:h>
      <text:p text:style-name="P1">Green mage is a passive skill that increases chances of status effect spells working by 75%. Blood magic has a maximum level of 1. Level 1 requires that the unit has either the warmage skill or the wizard skill.</text:p>
      <text:h text:style-name="P10" text:outline-level="7">Killer</text:h>
      <text:p text:style-name="P1">Killer is a passive skill that increases the chance of the death skill working. Killer has a maximum level of 2. Each level increases the chances of success for the death ability by 10%. Each level requires that the unit has either the warmage skill or the wizard skill.</text:p>
      <text:h text:style-name="P16" text:outline-level="6">White Mage</text:h>
      <text:p text:style-name="P1">The following section desribes the skills that can only be learned by a white mage. A white mage's active abilities all use WP.</text:p>
      <text:h text:style-name="P10" text:outline-level="7">Cure</text:h>
      <text:p text:style-name="P1">Cure is an active skill that restores a small amount of health to an ally. Cure is a ranged ability that can target an ally up to 2 tiles away. Cure has a maximum level of 2. Level 1 heals a small amount of health to the target. Level to heals a moderate amount of health to a target. Level 1 has no requirements. Level 2 requires that the unit is at least level 5.</text:p>
      <text:h text:style-name="P10" text:outline-level="7">Aura</text:h>
      <text:p text:style-name="P1">Aura is an active skill that bestows a regenerative aura on an ally, causing them to regain a small amount of health at the start of each turn for 3 turns. Aura is a ranged ability that can target an ally up to 2 tiles away. Aura has a maximum level of 2. Level 1 causes the target to regain a tiny amount of HP each turn. Level 2 causes the target to regain a small amount of HP each turn.</text:p>
      <text:h text:style-name="P10" text:outline-level="7">Panacea</text:h>
      <text:p text:style-name="P1">Panacea is an active skill that cures poison. Panacea is a ranged ability that can target an ally up to 2 tiles away. Panacea has a maximum level of 2. Level 1 has a 50% chance of success. Level 2 has a 100% chance of success. Level 1 requires that the unit is at least level 5. Level 2 requires that the unit is at least level 15.</text:p>
      <text:h text:style-name="P10" text:outline-level="7">Awaken</text:h>
      <text:p text:style-name="P1">Awaken is an active skill that cures sleep. Awaken is a ranged ability that can target an ally up to 2 tiles away. Awaken has a maximum level of 2. Level 1 has a 50% chance of success. Level 2 has a 100% chance of success. Level 1 requires that the unit is at least level 5. Level 2 requires that the unit is at least level 15.</text:p>
      <text:h text:style-name="P10" text:outline-level="7">Clear</text:h>
      <text:p text:style-name="P1">Clear is an active skill that cures confusion. Clear is a ranged ability that can target an ally up to 2 tiles away. Clear has a maximum level of 2. Level 1 has a 50% chance of success. Level 2 has a 100% chance of success. Level 1 requires that the unit is at least level 5. Level 2 requires that the unit is at least level 15.</text:p>
      <text:h text:style-name="P10" text:outline-level="7"><text:soft-page-break/>Cleanse</text:h>
      <text:p text:style-name="P1">Cleanse is an active skill that cures all status ailments. Cleanse is a ranged ability that can target an ally up to 2 tiles away. Cleanse has a maximum level of 3. Level 1 has a 20% chance of success. Level 2 has a 70% chance of success. Level 3 has a 100% chance f success. Level 1 requires that the unit has the skills panacea, awaken, and clear, each at at least level 1. Level 2 requires that the unit is at least level 15. Level 3 requires that the unit is at least level 25, and has the skills panacea, awaken, and clear, each at at least level 2.</text:p>
      <text:h text:style-name="P10" text:outline-level="7">Stoneskin</text:h>
      <text:p text:style-name="P1">Stoneskin is an active skill that turns an ally's skin to stone, raising physical defense. Stoneskin is a ranged ability that can target an ally up to 2 tiles away. Stoneskin has a maximum level of 2. Level 1 increases the target's physical defense by 25%. Level 2 increases the target's physical defense by 75%. Level 1 requires that the unit is at least level 15. Levl 2 requires that the unit is at least level 25.</text:p>
      <text:h text:style-name="P10" text:outline-level="7">Mirror</text:h>
      <text:p text:style-name="P1">Mirror is an active skill that causes the target's skin to partially reflect black magic, raising magic defense. Mirror is a ranged ability that can target an ally up to 2 tiles away. Mirror has a maximum level of 2. Level 1 increases the target's magic defense by 25%. Level 2 increases the target's magic defense by 75%. Level 1 requires that the unit is at least level 15. Levl 2 requires that the unit is at least level 25.</text:p>
      <text:h text:style-name="P10" text:outline-level="7">Wish</text:h>
      <text:p text:style-name="P1">Angelic wind is an active skill that restores a moderate amount of health to all nearby allies, including the caster. Angelic wind is an active skill that targets all allies within a 3 tile range. Wish has a maximum level of 3. Level 1 heals a small amount of HP to nearby allies. Level 2 heals a moderate amount of HP to nearby allies. Level 3 heals a large amount of HP to nearby allies. Level 1 requires that the unit is at least level 15. Level 2 requires that the unit is at least level 25. Level 3 requires that the unit has either the cleric skill or the angel skill.</text:p>
      <text:h text:style-name="P10" text:outline-level="7">Holy</text:h>
      <text:p text:style-name="P1">Holy is an active skill that deals moderate light damage to an enemy. Holy is a ranged ability that can target an enemy up to 2 tiles away. Holy has a maximum level of 3. Level 1 a small amount of light damage. Level 2 deals a moderate amount of light magic. Level 3 deals a large amount of light damage. Level 1 requires that the unit is at least level 15. Level 2 requires that the unit is at least level 25. Level 3 requires that the unit has either the cleric skill or the angel skill.</text:p>
      <text:h text:style-name="P10" text:outline-level="7">Prayer</text:h>
      <text:p text:style-name="P1">Prayer is an active skill that restores HP and WP to the caster. Wish has a maximum level of 3. Level 1 restores a tiny amount of HP and WP.. Level 2 restores a small amount of HP and WP. Level 3 restores a moderate amount of HP and WP. Level 1 requires that the unit is at least level 15. Level 2 requires that the unit is at least level 25. Level 3 requires that the unit has either the cleric skill or the angel skill.</text:p>
      <text:h text:style-name="P10" text:outline-level="7">Revive</text:h>
      <text:p text:style-name="P1">Revive is an active skill that can bring an ally back to life. Revive has a maximum level of 3. Level 1 <text:soft-page-break/>returns the target to life with 25% of their total HP. Level 2 brings the target bak to life with 50% of their total HP. Level 3 brings the target back with 100% of their total HP. Level 1 requires that the unit is at least level 15. Level 2 requires that the unit is at least level 25. Level 3 requires that the unit has either the cleric skill of the angel skill.</text:p>
      <text:h text:style-name="P10" text:outline-level="7">Convert</text:h>
      <text:p text:style-name="P1">Convert is an active skill that may recuit an enemy unit to your crew. If successful, the new ally remains to fight for the remainder of the battle. Convert has a maximum level of 5. Level 1 has a 30% chance of recruiting an enemy. Each additional level provides an additional 5% increase to the chance of recruiting an enemy. Each level requires that the unit's level is at least 5 times as high. </text:p>
      <text:h text:style-name="P10" text:outline-level="7">Cleric</text:h>
      <text:p text:style-name="P1">Cleric is a passive skill that significantly increases the effects of healing magic. Cleric<text:span text:style-name="T1"> cannot be learned if the unit already has the angel skill. Cleric has a maximum level of 1. Level 1 requires that the unit is at least level 40.</text:span></text:p>
      <text:h text:style-name="P10" text:outline-level="7">Angel</text:h>
      <text:p text:style-name="P1">Angel is a passive skill that significantly increases damage dealt with white magic. Angel cannot be learned if the unit already has the cleric skill. Angel has a maximum level of 1. Level 1 requires that the unit is at least level 40.</text:p>
      <text:h text:style-name="P10" text:outline-level="7">Seance ??Maybe??</text:h>
      <text:p text:style-name="P1">Seance is an active skill that calls an angel to fight for your team. There is a limit of one angel, per crew, per battle. Seance has a maximum level of 1. Level 1 reuires that the unit has either the cleric skill or the angel skill.</text:p>
      <text:h text:style-name="P10" text:outline-level="7">Angel’s Grace</text:h>
      <text:p text:style-name="P1">Angel's grace moderately increases the effects of healing magic. Angel's graace has a maximum level of 1. Level 1 increases the effects of healing magic by 75%. Level 1 reuires that the unit has either the cleric skill or the angel skill.</text:p>
      <text:h text:style-name="P10" text:outline-level="7">Warrior Of God</text:h>
      <text:p text:style-name="P1">Warrior of god is a passive skill that icreases damage dealt with light magic, and light weapons. Warrior of God has a maximum level of 1. Level 1 increases the amount of damage dealt with light magic by 75%. Level 1 reuires that the unit has either the cleric skill or the angel skill.</text:p>
      <text:h text:style-name="P10" text:outline-level="7">Prophet</text:h>
      <text:p text:style-name="P1">Prophet is a passive skill that increases chance of success with the convert skill. Prophet has a maximum level of 1. Level 1 increases the chance of success by 30%. Level 1 requires that the unit has either the leric skill or the angel skill, as well as the convert skill at level 5.</text:p>
      <text:h text:style-name="P16" text:outline-level="6">Summoner</text:h>
      <text:p text:style-name="P1">The following section desribes the skills that can only be learned by a summoner.A summoner's active <text:soft-page-break/>abilities all use WP.</text:p>
      <text:h text:style-name="P10" text:outline-level="7">Summon Imp</text:h>
      <text:p text:style-name="P1">Summon imp is an active skill that summons a small imp to fight for your team. The imp appears in a tile adjacent to the caster. Summoning an imp requires an empty tile to be available. Only 3 summoned units can exist at one time, for each crew. Summoning a fourth will kill the unit with the least amount of health ??Maybe??.</text:p>
      <text:h text:style-name="P10" text:outline-level="7">Summon Beast</text:h>
      <text:p text:style-name="P1">Summon beast is an active skill that summons a small beast to fight for your team. The beast appears in a tile adjacent to the caster. Summoning a beast requires an empty tile to be available. Each summoner can summon up to 2 creatures. Summoning a third will kill the unit with the least amount of health ??Maybe??.</text:p>
      <text:h text:style-name="P10" text:outline-level="7">Summon Dragonling</text:h>
      <text:p text:style-name="P1">Summon dragonling is an active skill that summons a small dragonling to fight for your team. The dragonling appears in a tile adjacent to the caster. Summoning a dragonling requires an empty tile to be available. Each summoner can summon up to 2 creatures. Summoning a third will kill the unit with the least amount of health ??Maybe??.</text:p>
      <text:h text:style-name="P10" text:outline-level="7">Summon Elemental</text:h>
      <text:p text:style-name="P1">Summon elemental is an active skill that summons a elemental to fight for your team. The elemental appears in a tile adjacent to the caster. Summoning an elemental requires an empty tile to be available. Each summoner can summon up to 2 creatures. Summoning a third will kill the unit with the least amount of health ??Maybe??.</text:p>
      <text:h text:style-name="P10" text:outline-level="7">Summon Demon</text:h>
      <text:p text:style-name="P1">Summon demon is an active skill that summons a demon to fight for your team. The demon appears in a tile adjacent to the caster. Summoning a demon requires an empty tile to be available. Each summoner can summon up to 2 creatures. Summoning a third will kill the unit with the least amount of health ??Maybe??.</text:p>
      <text:h text:style-name="P10" text:outline-level="7">Summon Dragon</text:h>
      <text:p text:style-name="P1">Summon dragon is an active skill that summons a large dragon to fight for your team. The dragon appears in a tile adjacent to the caster. Summoning a dragon requires an empty tile to be available. Each summoner can summon up to 2 creatures. Summoning a third will kill the unit with the least amount of health ??Maybe??.</text:p>
      <text:h text:style-name="P10" text:outline-level="7">Summon Legend</text:h>
      <text:p text:style-name="P1">Summon legemd is an active skill that summons special monsters. The monsters are discovered with Urban Legends skill. The monster appears in a tile adjacent to the caster. Summoning a monster requires an empty tile to be available. Each summoner can summon up to 2 creatures. Summoning a third will kill the unit with the least amount of health ??Maybe??.</text:p>
      <text:h text:style-name="P10" text:outline-level="7"><text:soft-page-break/>Conjurer</text:h>
      <text:p text:style-name="P1">Conjurer is a passive skill that significantly increases number of creatures the unit can summon. Conjurer cannot be learned if the unit already has the arcanist skill.</text:p>
      <text:h text:style-name="P10" text:outline-level="7">Arcanist</text:h>
      <text:p text:style-name="P1">Arcanist is a passive skill that increases the strength of summoned units. Additionally, arcanist increases total WP capacity. Arcanist cannot be learned if the unit already has the conjurer skill.</text:p>
      <text:h text:style-name="P10" text:outline-level="7">Blood Rites</text:h>
      <text:p text:style-name="P1">Blodd rites is a passive skill that allows the unit to drain a neaby enemy’s health to use to cast magic, instead of using WP. The unit must be adjacent to the enemy for blood rites to work.</text:p>
      <text:h text:style-name="P10" text:outline-level="7">Urban Legends</text:h>
      <text:p text:style-name="P1">Urban legends is a passive skill that alows the unit to find tomes, detailing creatures that can be summoned with the summon legend skill.</text:p>
      <text:h text:style-name="P10" text:outline-level="7">Arcane Knowledge</text:h>
      <text:p text:style-name="P1">Arcane knowledge is a passive skill that increases the stats of summoned imps.</text:p>
      <text:h text:style-name="P10" text:outline-level="7">Elementalist</text:h>
      <text:p text:style-name="P1">Elementalist is a passive skill that increases the stats of summoned elementals.</text:p>
      <text:h text:style-name="P10" text:outline-level="7">Occult Lore</text:h>
      <text:p text:style-name="P1">Occult lore is a passive skill that increases the stats of summoned demons.</text:p>
      <text:h text:style-name="P10" text:outline-level="7">Dragon Knight</text:h>
      <text:p text:style-name="P1">Dragon knight is a passive skill that increases the stats of summoned dragons and dragonlings.</text:p>
      <text:h text:style-name="P10" text:outline-level="7">Dragon Tamer</text:h>
      <text:p text:style-name="P1">Dragon tamer is a passive skill that allow summoned dragonlings to grow into dragons.</text:p>
      <text:h text:style-name="P16" text:outline-level="6">Thief</text:h>
      <text:p text:style-name="P1">The following section desribes the skills that can only be learned by a thief. A thief's active abilities all use SP.</text:p>
      <text:h text:style-name="P10" text:outline-level="7">Steal</text:h>
      <text:p text:style-name="P1">Steal is an active skill that allow the unit to steal an enemy’s item.</text:p>
      <text:h text:style-name="P10" text:outline-level="7">Throw</text:h>
      <text:p text:style-name="P1">Throw allows a unit to throw an item at a target.</text:p>
      <text:h text:style-name="P10" text:outline-level="7"><text:soft-page-break/>Pick Lock</text:h>
      <text:p text:style-name="P1">Pick lock allows the unit to open locked doors and chests.</text:p>
      <text:h text:style-name="P10" text:outline-level="7">Ninja</text:h>
      <text:p text:style-name="P1">Ninja is a passive skill that significantly increases agility and luck. Ninja cannot be learned if the unit already has the bandit skill.</text:p>
      <text:h text:style-name="P10" text:outline-level="7">Bandit</text:h>
      <text:p text:style-name="P1">Bandit is a passive skill that significantly increases physical attack<text:span text:style-name="T1">. Bandit cannot be learned if the unit already has the ninja skill.</text:span></text:p>
      <text:h text:style-name="P10" text:outline-level="7">Dash</text:h>
      <text:p text:style-name="P1">Dash is a passive skill that move twice, at the cost of not being abe to attack.</text:p>
      <text:h text:style-name="P10" text:outline-level="7">Backstab</text:h>
      <text:p text:style-name="P1">Backstab is a passive skill that significantly increases damage when striking from behind.</text:p>
      <text:h text:style-name="P10" text:outline-level="7">Quick Step</text:h>
      <text:p text:style-name="P1">Quick step allows the unit to move an extra step.</text:p>
      <text:h text:style-name="P10" text:outline-level="7">Hide</text:h>
      <text:p text:style-name="P1">Hide is a passive skill that allows the unit to move onto building tiles to hide from enemies.</text:p>
      <text:h text:style-name="P10" text:outline-level="7">Acrobatics</text:h>
      <text:p text:style-name="P1">Acrobatics is a passive skill that reduces movement penalties.</text:p>
      <text:h text:style-name="P10" text:outline-level="7">Espionage</text:h>
      <text:p text:style-name="P1">Espionage is a passive skill that allows a unit to detect a hidden enemy. Detecting a hidden enemy requires the enemy to be in an adjacent tile.</text:p>
      <text:h text:style-name="P10" text:outline-level="7">Poisons</text:h>
      <text:p text:style-name="P1">Poisons is a passive skill that gives a all normal attacks a chance to poison the target.</text:p>
      <text:h text:style-name="P10" text:outline-level="7">Thievery</text:h>
      <text:p text:style-name="P1">Thievery is a passive skill that increases the chance of stealing the enemy’s item.</text:p>
      <text:h text:style-name="P10" text:outline-level="7">Master Thief</text:h>
      <text:p text:style-name="P1">Master thief is a passive skill that causes the steal ability to have a small chance to steal all of the enemy’s items, instead of just one.</text:p>
      <text:h text:style-name="P10" text:outline-level="7"><text:soft-page-break/>Mug</text:h>
      <text:p text:style-name="P1">Mug is a passive skill that causes the steal ability to damage an enemy while stealing from them.</text:p>
      <text:h text:style-name="P10" text:outline-level="7">Power Throw</text:h>
      <text:p text:style-name="P1">Power throw is a passive skill that increases damage dealt with thrown items.</text:p>
      <text:h text:style-name="P10" text:outline-level="7">Lightning Strike</text:h>
      <text:p text:style-name="P1">Lightning strike is a passive skill that increases the number times a unit will hit with an attack.</text:p>
      <text:h text:style-name="P16" text:outline-level="6">Hacker</text:h>
      <text:p text:style-name="P1">The following section desribes the skills that can only be learned by a hacker. A hacker's active abilities all use energy.</text:p>
      <text:h text:style-name="P10" text:outline-level="7">Deploy Drone</text:h>
      <text:p text:style-name="P1">Deploy drone is an active skill that deploys a small drone with weak attack and high movement speed. Deploying a drone requires an empty tile to be available. Each hacker can deploy up to 2 machines. Summoning a third will kill the unit with the least amount of health ??Maybe??.</text:p>
      <text:h text:style-name="P10" text:outline-level="7">Deploy Robot</text:h>
      <text:p text:style-name="P1">Deploy robot is an active skill that deploys a medium-sized robot to fight for your team. Deploying a robot requires an empty tile to be available. Each hacker can deploy up to 2 machines. Summoning a third will kill the unit with the least amount of health ??Maybe??.</text:p>
      <text:h text:style-name="P10" text:outline-level="7">Deploy Trap</text:h>
      <text:p text:style-name="P1">Deploy trap is an active skill that places a trap on the ground. The trap is not visible to enemy units. The first enemy to walk over the trap takes minor damage. Traps are deployed on the tile the unit is standing on. </text:p>
      <text:h text:style-name="P10" text:outline-level="7">Hack</text:h>
      <text:p text:style-name="P1">Hack is an active abilty that may allow the unit to take control of an enemy machine. Hack is a ranged ability that can target a machine up to 2 tiles away.</text:p>
      <text:h text:style-name="P10" text:outline-level="7">Electrocute</text:h>
      <text:p text:style-name="P1">Electrocute is an active skill that depletes the unit's energy source to deal high electric damage.</text:p>
      <text:h text:style-name="P10" text:outline-level="7">Repair</text:h>
      <text:p text:style-name="P1">Repair is an active skill that restores health to a machine.</text:p>
      <text:h text:style-name="P10" text:outline-level="7">Sabotage</text:h>
      <text:p text:style-name="P1">Sabotage is an active skill that deals heavy damage to an enemy machine.</text:p>
      <text:h text:style-name="P10" text:outline-level="7"><text:soft-page-break/>Genius</text:h>
      <text:p text:style-name="P1">Genius is a passive skill that significantly increases intellect. Additioanlly, genius increases the unti's total EP capacity. Genius cannot be learned if the unit already has the shocktrooper skill.</text:p>
      <text:h text:style-name="P10" text:outline-level="7">Shocktrooper</text:h>
      <text:p text:style-name="P1">Shocktrooper is a passive skill that significantly increases elecrical damage. Additionally, shocktrooper increases the unit's agility and endurance. Shocktrooper cannot be learned if the unit already has the genius ability.</text:p>
      <text:h text:style-name="P10" text:outline-level="7">Extra Batteries</text:h>
      <text:p text:style-name="P1">Extra batteries is a passive skill that improves the unit's energy recharge rate.</text:p>
      <text:h text:style-name="P10" text:outline-level="7">Cybernetics</text:h>
      <text:p text:style-name="P1">Cybernetics is a passive skill that turns all of the unit's attacks into electric attacks.</text:p>
      <text:h text:style-name="P10" text:outline-level="7">Advanced Technology</text:h>
      <text:p text:style-name="P1">Advanced technology is a passive skill that boosts the stats of deployed drones and robots.</text:p>
      <text:h text:style-name="P10" text:outline-level="7">Spare Parts</text:h>
      <text:p text:style-name="P5">Spare parts is a passive skill that increases the unit's electrical damage.</text:p>
      <text:h text:style-name="P12" text:outline-level="7">Manufacturer</text:h>
      <text:p text:style-name="P5">Manufacturer is a passive skill that allows the unit's to deploy more machines in a single battle.</text:p>
      <text:h text:style-name="P16" text:outline-level="6">Archer</text:h>
      <text:p text:style-name="P1">The following section desribes the skills that can only be learned by an archer. An archer's active abilities all use SP.</text:p>
      <text:h text:style-name="P10" text:outline-level="7">Rapid Fire</text:h>
      <text:p text:style-name="P1">Rapid fire is an active skill that allows the unit to attack twice in the same turn.</text:p>
      <text:h text:style-name="P10" text:outline-level="7">Hunter</text:h>
      <text:p text:style-name="P1">Hunter is a passive skill that significantly increases agility and luck. Hunter cannot be learned if the unit already has the bandit skill.</text:p>
      <text:h text:style-name="P10" text:outline-level="7">Sniper</text:h>
      <text:p text:style-name="P1">Sniper is a passive skill that significantly increases critical hit rate. Sniper cannot be learned if the unit already has the hunter skill.</text:p>
      <text:h text:style-name="P10" text:outline-level="7"><text:soft-page-break/>Keen Eye</text:h>
      <text:p text:style-name="P1">Keen eye is a passive skill that increases accuracy.</text:p>
      <text:h text:style-name="P10" text:outline-level="7">Quick Draw</text:h>
      <text:p text:style-name="P1">Quick draw is a passive skill that increases damage against other archers.</text:p>
      <text:h text:style-name="P10" text:outline-level="7">Sharpshooter</text:h>
      <text:p text:style-name="P1">Sharpshooter is a passive skill that increases critical hit rate.</text:p>
      <text:h text:style-name="P10" text:outline-level="7">Aerodynamics</text:h>
      <text:p text:style-name="P1">Aerodynamics is a passive skill that increases attack range.</text:p>
      <text:h text:style-name="P10" text:outline-level="7">Archery</text:h>
      <text:p text:style-name="P1">Archery is a passive skill that improves damage dealt with bows.</text:p>
      <text:h text:style-name="P10" text:outline-level="7">Close Encounters</text:h>
      <text:p text:style-name="P1">Close encounters is a passive skill that allows archers to counter melee attacks. Close encounters requires that the unit has the counter skill.</text:p>
      <text:h text:style-name="P10" text:outline-level="7">Light Foot</text:h>
      <text:p text:style-name="P5">Light foot is a passive skill increases movement speed.</text:p>
      <text:h text:style-name="P16" text:outline-level="6">Wisdom</text:h>
      <text:p text:style-name="P1">The following section desribes the skills that can only be learned by a wisdom. A wisdom's active abilities all use SP.</text:p>
      <text:h text:style-name="P10" text:outline-level="7">Use Item</text:h>
      <text:p text:style-name="P1">Use item is an active that skill that allows the unit to use an item on an ally.</text:p>
      <text:h text:style-name="P10" text:outline-level="7">Create Item</text:h>
      <text:p text:style-name="P1">Create item is an active skill that allows the player to create items to use with Use Item and Drug.</text:p>
      <text:h text:style-name="P10" text:outline-level="7">Drug</text:h>
      <text:p text:style-name="P1">Drug is an active skill that allows the unit to use items on an enemy, with a negative effect.</text:p>
      <text:h text:style-name="P10" text:outline-level="7">Treatment</text:h>
      <text:p text:style-name="P1">Treatment is an active skill that allows the unit heal an aly for a small amount of health, without using an item.</text:p>
      <text:h text:style-name="P10" text:outline-level="7"><text:soft-page-break/>Forage</text:h>
      <text:p text:style-name="P1">Forage is an active skill that allows the unit to find materials to use with the create item skill.</text:p>
      <text:h text:style-name="P10" text:outline-level="7">Alchemist</text:h>
      <text:p text:style-name="P1">Alchemist is a passive skill that triples the amount of items created with the create item skill. Alchemist cannot be learned if the unit already has the tinker skill.</text:p>
      <text:h text:style-name="P10" text:outline-level="7">Tinker</text:h>
      <text:p text:style-name="P1">Tinker is a passive skill that allows the wisdom to create equipment. Tinker cannot be learned if the unit already has the alchemist skill.</text:p>
      <text:h text:style-name="P10" text:outline-level="7">Efficiency</text:h>
      <text:p text:style-name="P1">Efficiency is a passive skill that reduces the amount of materials needed to make items.</text:p>
      <text:h text:style-name="P10" text:outline-level="7">Quick hands</text:h>
      <text:p text:style-name="P1">Quick hands is a passive skill that allows the unit to use two abilites each turn.</text:p>
      <text:h text:style-name="P10" text:outline-level="7">Surplus</text:h>
      <text:p text:style-name="P1">Surplus is a passive skill that causes the create item skill to create an additional item. </text:p>
      <text:h text:style-name="P10" text:outline-level="7">Biomedicine</text:h>
      <text:p text:style-name="P1">Biomedicine is a passive skill that increases the effectiveness of healing items.</text:p>
      <text:h text:style-name="P10" text:outline-level="7">Botany</text:h>
      <text:p text:style-name="P1">Botany is a passive skill that allows the unit to use raw materials to heal allies.</text:p>
      <text:h text:style-name="P16" text:outline-level="6">Joker</text:h>
      <text:p text:style-name="P1">The following section desribes the skills that can only be learned by a joker.</text:p>
      <text:h text:style-name="P10" text:outline-level="7">Random</text:h>
      <text:p text:style-name="P1">Random is an active ability that causes the unit to use a random move that has been unlocked by an ally. Intended target can be chosen, but actual target is random. Intended target's distance affects chances of melee/ranged. Intended arget's alliance affects chance of offence/defence. Use Item, Create Item, and Drug are not available. Random does not use SP, WP, or EP.</text:p>
      <text:h text:style-name="P10" text:outline-level="7">Trickster</text:h>
      <text:p text:style-name="P1">Trickster is a passive skill that makes the skill random cost less. Additionally, trickster allows the random skill to be used an extra time each turn. Trickster cannot be learned if the unit already has the anarchist skill.</text:p>
      <text:h text:style-name="P10" text:outline-level="7"><text:soft-page-break/>Anarchist</text:h>
      <text:p text:style-name="P1">Anarchist is a passive skill that causes the effects of random to be amplified. Additionally, with the anarchist skill, random must be used each turn. Ally/enemy and target distance have higher effect on what skill is chosen. Anarchist cannot be chosen if the unit already has the trickster skill.</text:p>
      <text:h text:style-name="P19" text:outline-level="5">Skill Points</text:h>
      <text:p text:style-name="P1">Skill points are used to learn and upgrade skills. Skill points are gained by leveling up</text:p>
      <text:h text:style-name="P21" text:outline-level="4">Gameplay Area</text:h>
      <text:p text:style-name="P1">This section describes the different screens where most of the game will be played.</text:p>
      <text:h text:style-name="P19" text:outline-level="5">World Map</text:h>
      <text:h text:style-name="P19" text:outline-level="5">Stages</text:h>
      <text:p text:style-name="P1">This section describes the different parts of a stage.</text:p>
      <text:h text:style-name="P16" text:outline-level="6">Tiles</text:h>
      <text:p text:style-name="P1">This subsection describes the different tiles, and their attributes.</text:p>
      <text:h text:style-name="P10" text:outline-level="7">Plains</text:h>
      <text:p text:style-name="P1">Plains tiles are basic tiles with no additional modiers.</text:p>
      <text:h text:style-name="P10" text:outline-level="7">Stone</text:h>
      <text:p text:style-name="P1">Stone tiles provide increase the movement speed of any unit that walks over them.</text:p>
      <text:h text:style-name="P10" text:outline-level="7">Forest</text:h>
      <text:p text:style-name="P1">Forest tiles decrease the vision of any unit that walks through them, and increase the dodge rate.</text:p>
      <text:h text:style-name="P10" text:outline-level="7">Swamp</text:h>
      <text:p text:style-name="P1">Swamp tiles reduce the movement range of any unit that walks through them, as well as reduce the dodge rate of any units that are stopped on the tile.</text:p>
      <text:h text:style-name="P10" text:outline-level="7">Mountain</text:h>
      <text:p text:style-name="P1">Mountain tiles are impassible to all tiles.</text:p>
      <text:h text:style-name="P10" text:outline-level="7">Ice</text:h>
      <text:p text:style-name="P1">Ice tiles increase the movement range of any unit moving in a straight line over the tile, and decrease the movement of any unit trying to turn on the tile. Additionally, any unit trying to stop on an ice tile, may slide onto the next tile in the direction the unit was moving.</text:p>
      <text:h text:style-name="P10" text:outline-level="7"><text:soft-page-break/>Water</text:h>
      <text:p text:style-name="P1">Water tiles are impassible to all units.</text:p>
      <text:h text:style-name="P10" text:outline-level="7">Snow</text:h>
      <text:p text:style-name="P1">Snow tiles reduce the movement range of any unit that walks though them. Additionally, any unit stopped on a snow tile has a slight resistance to fire damage.</text:p>
      <text:h text:style-name="P10" text:outline-level="7">Lava</text:h>
      <text:p text:style-name="P1">Lava is impassible to all units. Additionally, any units next to a lava tile have a slight resistance to frost damage.</text:p>
      <text:h text:style-name="P10" text:outline-level="7">Pavement</text:h>
      <text:p text:style-name="P1">Stone tiles provide increase the movement speed of any unit that walks over them.</text:p>
      <text:h text:style-name="P10" text:outline-level="7">Rubble</text:h>
      <text:p text:style-name="P1">Rubble tiles reduce the movement range of any unit that walks through them, as well as reduce the dodge rate of any units that are stopped on the tile.</text:p>
      <text:h text:style-name="P10" text:outline-level="7">Building</text:h>
      <text:p text:style-name="P1">Building tiles are impassible to all units. Building tiles can be attacked. When attacked, they change to rubble tiles.</text:p>
      <text:h text:style-name="P16" text:outline-level="6">Enemy</text:h>
      <text:p text:style-name="P1">There are 3 types of enemies: humans, infected, and monsters. The enemies are described in 5.2.3.1. </text:p>
      <text:h text:style-name="P16" text:outline-level="6">Chests</text:h>
      <text:p text:style-name="P1">Chests can be found on certain tiles. Chests are not visible until a unit steps on or next to the tile containing the chest. Chests cannot be opened unless a unit stops on the tile containing the chest.</text:p>
      <text:h text:style-name="P19" text:outline-level="5">Base</text:h>
      <text:p text:style-name="P1">The following section describes the different areas of the base.</text:p>
      <text:h text:style-name="P16" text:outline-level="6">Workbench</text:h>
      <text:p text:style-name="P1">The workbench allows the player to create new items out of old items and components.</text:p>
      <text:h text:style-name="P16" text:outline-level="6">Salesman</text:h>
      <text:p text:style-name="P1">The salesman allows the player to buy new items and components.</text:p>
      <text:h text:style-name="P16" text:outline-level="6">Recruitment Board</text:h>
      <text:p text:style-name="P1">The recruitment board allows the player to recruit more characters into theeir crew.</text:p>
      <text:h text:style-name="P16" text:outline-level="6"><text:soft-page-break/>Mission Board</text:h>
      <text:p text:style-name="P1">The mission board allows the player to keep track of what missions have been completed, and what mission is currently in progress. The mission only shows missions that advance the story.</text:p>
      <text:h text:style-name="P16" text:outline-level="6">Side Mission Board</text:h>
      <text:p text:style-name="P1">The side mission board allows the player to keep track of what missions have been completed, and what missions are currently available. The side mission board only shows the missions that do not advance the story.</text:p>
      <text:h text:style-name="P16" text:outline-level="6">Bed</text:h>
      <text:p text:style-name="P1">The bed provides the player with a quick method to access the save game screen.</text:p>
      <text:h text:style-name="P16" text:outline-level="6">Door</text:h>
      <text:p text:style-name="P1">The door allows the player to change to the map screen.</text:p>
      <text:h text:style-name="P21" text:outline-level="4">Combat</text:h>
      <text:p text:style-name="P1">The following section will describe the different aspects of combat.</text:p>
      <text:h text:style-name="P19" text:outline-level="5">Enemies</text:h>
      <text:p text:style-name="P1">The following section describes the types of enemies the player will face. </text:p>
      <text:h text:style-name="P10" text:outline-level="7">Human</text:h>
      <text:p text:style-name="P1">A human is the most common type of enemy. Human stats and attributes can vary widely. Humans can be one of several classes, which determine which skills it can learn. Skills are described later</text:p>
      <text:h text:style-name="P10" text:outline-level="7">Infected ??Unknown??</text:h>
      <text:p text:style-name="P1">The infected were humans that were killed, and subsequently turned, by the ??Unknown??. An infected is created 3 turns after the human is killed by a monster, or 5 turns after the human is killed by an infected. </text:p>
      <text:p text:style-name="P1">An infected keeps the stats that it had as a human, and gains a moderate health boost, but loses any abilities. An infected will target the nearest human, regardless of the danger to itself.</text:p>
      <text:h text:style-name="P10" text:outline-level="7">Monster ??Unknown??</text:h>
      <text:p text:style-name="P1">Monsters are the main enemy in the game. There are 3 varieties of monsters: a slow, strong monster, a fast, weak monster, and a moderately quick mnster with a ranged attack.</text:p>
      <text:h text:style-name="P19" text:outline-level="5">Bosses</text:h>
      <text:p text:style-name="P1">Bosses are enemies with enhanced stats. Bosses have different names, and sometimes special abilities. Most bosses have their own, unique AI controliing them., giving them different characteristics.</text:p>
      <text:h text:style-name="Heading_20_5" text:outline-level="5"><text:soft-page-break/>Summons</text:h>
      <text:h text:style-name="Heading_20_6" text:outline-level="6">Angel</text:h>
      <text:h text:style-name="P21" text:outline-level="4">Items</text:h>
      <text:p text:style-name="P1">There are 3 types of items: support items, combat items, and equipment.</text:p>
      <text:h text:style-name="P19" text:outline-level="5">Support</text:h>
      <text:p text:style-name="P1">Support items are used to heal, or strenghten, units. Support items can only be used during combat.</text:p>
      <text:h text:style-name="P16" text:outline-level="6">Salve</text:h>
      <text:p text:style-name="P1">Heals a small amount of HP</text:p>
      <text:h text:style-name="P16" text:outline-level="6">Phoenix Feather</text:h>
      <text:p text:style-name="P1">Revives a recently killed unit. Can also be used to kill infected.</text:p>
      <text:h text:style-name="P16" text:outline-level="6">Antidote</text:h>
      <text:p text:style-name="P1">Antidotes cure poison.</text:p>
      <text:h text:style-name="P16" text:outline-level="6">Alarm</text:h>
      <text:p text:style-name="P1">Alarms cure sleep.</text:p>
      <text:h text:style-name="P16" text:outline-level="6">Eye Drops</text:h>
      <text:p text:style-name="P1">Eye drops cure blindness.</text:p>
      <text:h text:style-name="P16" text:outline-level="6">Smelling Salts</text:h>
      <text:p text:style-name="P1">Smelling salts cure confusion.</text:p>
      <text:h text:style-name="P16" text:outline-level="6">Cure-All</text:h>
      <text:p text:style-name="P1">Cure-all cures all status ailments.</text:p>
      <text:h text:style-name="P16" text:outline-level="6">Protein Bar</text:h>
      <text:p text:style-name="P1">Protein bars increase the character's muscle, raising attack.</text:p>
      <text:h text:style-name="P16" text:outline-level="6">Articaine</text:h>
      <text:p text:style-name="P1">Articaine is a numbing agent, raising defense. </text:p>
      <text:h text:style-name="P16" text:outline-level="6"><text:soft-page-break/>Adrenaline</text:h>
      <text:p text:style-name="P1">Adrenaline gives the character extra energy, raising speed.</text:p>
      <text:h text:style-name="P16" text:outline-level="6">Amphetamine</text:h>
      <text:p text:style-name="P1">Amphetamine causes the character to focus, raising accuracy.</text:p>
      <text:h text:style-name="P19" text:outline-level="5">Combat</text:h>
      <text:p text:style-name="P1">Combat items are used to damage, or weaken, units. Combat items can only be used in combat.</text:p>
      <text:h text:style-name="P19" text:outline-level="5">Equipment</text:h>
      <text:p text:style-name="P1">Equipment is given to allies, to be used throughtout combat. Equipment can only be changed from the base.</text:p>
      <text:h text:style-name="P16" text:outline-level="6">Weapons</text:h>
      <text:p text:style-name="P1">Weapons provide boosts to physical and magical attacks</text:p>
      <text:h text:style-name="P10" text:outline-level="7">Knife</text:h>
      <text:p text:style-name="P1">A knife is a small, one handed weapon, with low physical damage.Wielding a knife provides a small boost to speed. Knives can be used in either hand while duel-wielding.</text:p>
      <text:h text:style-name="P10" text:outline-level="7">Shortsword</text:h>
      <text:p text:style-name="P1">A shortsword is a medium-sized, one handed weapon, with moderate physical damage. Shortswords can only be used with the main hand while duel-wielding.</text:p>
      <text:h text:style-name="P10" text:outline-level="7">Broadsword</text:h>
      <text:p text:style-name="P1">A broadsword is a large, two handed weapon, with high physical damage. </text:p>
      <text:h text:style-name="P10" text:outline-level="7">Axe</text:h>
      <text:p text:style-name="P1">An axe is a medium-sized, one handed weapon, with moderate physical damage. Axes can only be used with the main hand.</text:p>
      <text:h text:style-name="P10" text:outline-level="7">Hammer</text:h>
      <text:p text:style-name="P1">A hammer is a small, one handed weapon, with moderate physical damage. Hammers can be used in either hand.</text:p>
      <text:h text:style-name="P10" text:outline-level="7">War Hammer</text:h>
      <text:p text:style-name="P1">A war hammer is a large, two handed weapon, with high physical damage.</text:p>
      <text:h text:style-name="P10" text:outline-level="7"><text:soft-page-break/>Rod</text:h>
      <text:p text:style-name="P1">A rod is a large, two handed, with moderate physical damage. Using a rod provides a moderate boost to intellect.</text:p>
      <text:h text:style-name="P10" text:outline-level="7">Staff</text:h>
      <text:p text:style-name="P1">A staff is a large, two handed, with lowphysical damage. Using a staff provides a moderate boost to spirit.</text:p>
      <text:h text:style-name="P10" text:outline-level="7">Short Bow</text:h>
      <text:p text:style-name="P1">A short bow is a small, two handed weapon, with moderate physical damage. A short bow is a ranged weapon that allows the unit to attack over a distance of up to 2 tiles.</text:p>
      <text:h text:style-name="P10" text:outline-level="7">Long Bow</text:h>
      <text:p text:style-name="P1">A long bow is a large, two handed weapon, with moderate physical damage. A long bow is a ranged weapon that allows the unit to attack over a distance of up to 3 tils.</text:p>
      <text:h text:style-name="P16" text:outline-level="6">Armor</text:h>
      <text:p text:style-name="P1">Armor provides boosts to physical and magical defense</text:p>
      <text:h text:style-name="P16" text:outline-level="6">Head</text:h>
      <text:p text:style-name="P1">Head gear is worn in the third slot on the equipment page.</text:p>
      <text:h text:style-name="P10" text:outline-level="7">Helm</text:h>
      <text:h text:style-name="P10" text:outline-level="7">Leather Cap</text:h>
      <text:h text:style-name="P10" text:outline-level="7">Circlet</text:h>
      <text:h text:style-name="P10" text:outline-level="7">Ninja Hood</text:h>
      <text:p text:style-name="P1">A ninja hood is a black, cloth hood that covers the wielder's face, providing a small amount of physical defense. Additionally, ninja hoods provide a large boost to agility, and a small boost to luck.</text:p>
      <text:h text:style-name="P16" text:outline-level="6">Chest</text:h>
      <text:p text:style-name="P1">Chest gear is worn in the fourth slot on the equipment page.</text:p>
      <text:h text:style-name="P10" text:outline-level="7">Plate Armor</text:h>
      <text:p text:style-name="P1">Plate armor provides very large boost to physical defense, with a small penalty to agility.</text:p>
      <text:h text:style-name="P10" text:outline-level="7">Chain Mail</text:h>
      <text:p text:style-name="P1">Chain mail provides a large boost to physical defense.</text:p>
      <text:h text:style-name="P10" text:outline-level="7"><text:soft-page-break/>Leather Jerkin</text:h>
      <text:p text:style-name="P1">Leather jerkins provides moderate boost to physical defense, as well as a moderate boost to agility.</text:p>
      <text:h text:style-name="P10" text:outline-level="7">Robe</text:h>
      <text:p text:style-name="P1">Robes provide a tiny boost to physical defense, as well as a large boost to magical defense.</text:p>
      <text:h text:style-name="P10" text:outline-level="7">Ninja Suit</text:h>
      <text:p text:style-name="P1">Ninja suits provide a small boost to physical defense, as well as a large boost to agility, and a small boost to luck. When paired with a ninja hood, the ninja suit provides additional boosts to agility and luck.</text:p>
      <text:h text:style-name="P16" text:outline-level="6">Hands</text:h>
      <text:h text:style-name="Heading_20_7" text:outline-level="7">Gauntlet</text:h>
      <text:h text:style-name="Heading_20_7" text:outline-level="7">Leather Gloves</text:h>
      <text:h text:style-name="P16" text:outline-level="6">Legs</text:h>
      <text:h text:style-name="Heading_20_7" text:outline-level="7">Greaves</text:h>
      <text:h text:style-name="P16" text:outline-level="6">Charms</text:h>
      <text:p text:style-name="P1">Charms cause various effects, from boosting attributes, to preventing damage, to granting immunities</text:p>
      <text:h text:style-name="P15" text:outline-level="3">Performance Requirements</text:h>
      <text:p text:style-name="P1">Must be easy to open and start a game. </text:p>
      <text:p text:style-name="P1">The game shouldn’t take more than 30 seconds to start after it is selected. </text:p>
      <text:p text:style-name="P1">Must run at ??Unknown?? fps, on a 2.6GHz processor, with 8 GB of RAM.</text:p>
      <text:h text:style-name="P15" text:outline-level="3">Design Constraints</text:h>
      <text:p text:style-name="P1">The game must be able to be downloaded from a website and played. </text:p>
      <text:p text:style-name="P1">It must be compatible with current versions of Windows.</text:p>
      <text:h text:style-name="P15" text:outline-level="3">Software System Attributes</text:h>
      <text:h text:style-name="P21" text:outline-level="4">Reliability</text:h>
      <text:p text:style-name="P1">The game should fail less than twice per 100 plays. If this occurs an error message will display. </text:p>
      <text:h text:style-name="P21" text:outline-level="4"><text:soft-page-break/>Availability</text:h>
      <text:p text:style-name="P1">The game can run on all recent computers, running a windows OS. </text:p>
      <text:h text:style-name="P21" text:outline-level="4">Security</text:h>
      <text:p text:style-name="P1">Save files will be encrypted, with the password hard coded into the game.</text:p>
      <text:p text:style-name="P1">Opening a file will not require the player to provide a password.</text:p>
      <text:h text:style-name="P21" text:outline-level="4">Other Requirements</text:h>
      <text:h text:style-name="P21" text:outline-level="4">Combat System</text:h>
      <text:p text:style-name="P1">A player initiates combat by selecting a location from the map. </text:p>
      <text:h text:style-name="P19" text:outline-level="5">Preparation</text:h>
      <text:p text:style-name="P1">The first phase of combat it the preparation phase. The player chooses a team to take into the level. Each level has it's own limitations on which units can be taken, and how many can be taken. The last part of preparation is placing the units. Once the map is shown, several tiles will be highlighted. The player will then select their units, one by one, and select one of the highlighted tiles to start on.</text:p>
      <text:h text:style-name="P19" text:outline-level="5">Combat</text:h>
      <text:p text:style-name="P1">The second phase of combat is the combat phase. The player controls their selected team, and attempts to win the level. The different methods of doing so are described below.</text:p>
      <text:h text:style-name="P16" text:outline-level="6">Attack</text:h>
      <text:p text:style-name="P1">When a unit attacks:</text:p>
      <text:p text:style-name="P1">-the attacking unit gains experience, based on the amount of damage dealt, and the level of the attacking unit compared to the level of the defending unit. </text:p>
      <text:h text:style-name="P16" text:outline-level="6">Defense</text:h>
      <text:p text:style-name="P1">When a unit defends:</text:p>
      <text:p text:style-name="P1">-the defending unit gains experience, based on the amount of health remaining, and the level of the defending unit compared to the level of the attacking unit. </text:p>
      <text:h text:style-name="P16" text:outline-level="6">Abilities</text:h>
      <text:p text:style-name="P1">When a unit uses an ability:</text:p>
      <text:p text:style-name="P1">-the unit gains experience based on the success of the ability</text:p>
      <text:p text:style-name="P1">If the ability dealt damage, or restored health, the amount of damage dealt, or health restored, affects the amount of experience gained.</text:p>
      <text:h text:style-name="P16" text:outline-level="6"><text:soft-page-break/>Collapse</text:h>
      <text:p text:style-name="P1">If a unit is defeated:</text:p>
      <text:p text:style-name="P1">-the attacking unit gains extra experience points, based on their level, and the defending unit's level</text:p>
      <text:p text:style-name="P1">-the unit collapses on the ground</text:p>
      <text:p text:style-name="P1"><text:tab/>-if the unit is an enemy human, they may instead join the player's team</text:p>
      <text:h text:style-name="P16" text:outline-level="6">Death</text:h>
      <text:p text:style-name="P1">If a unit remains collapsed for more than 5 turns, they die.</text:p>
      <text:p text:style-name="P1">When a unit dies:</text:p>
      <text:p text:style-name="P1">-they may drop an item</text:p>
      <text:p text:style-name="P1"><text:tab/>-if the unit picked up any item(s) previously in that combat, they will drop that/those item(s)</text:p>
      <text:p text:style-name="P1"><text:tab/>-if an ally has legendary equipment equipped, they will drop that/those item(s)</text:p>
      <text:p text:style-name="P1"><text:tab/>-dropped items are picked up by the first human to walk over them</text:p>
      <text:p text:style-name="P1"><text:tab/><text:tab/>-the human does not have to stop on the tile</text:p>
      <text:p text:style-name="P1">-they are removed from the game entirely</text:p>
      <text:h text:style-name="P19" text:outline-level="5">Victory</text:h>
      <text:p text:style-name="P1">Victory is achieved when one of the following occurs:</text:p>
      <text:p text:style-name="P1">-all enemies are either defeated or converted</text:p>
      <text:p text:style-name="P1">-the objective is completed</text:p>
      <text:p text:style-name="P1"><text:tab/>-not all maps have secondary objectives</text:p>
      <text:p text:style-name="P1">-the enemy surrenders ??Maybe??</text:p>
      <text:h text:style-name="P19" text:outline-level="5">Defeat</text:h>
      <text:p text:style-name="P1">Defeat occurs when one of the following occurs:</text:p>
      <text:p text:style-name="P1">-all allies are either collapsed or dead</text:p>
      <text:p text:style-name="P1">-it is no longer possible to complete the objective</text:p>
      <text:p text:style-name="P1">-the player surrenders</text:p>
      <text:h text:style-name="Heading_20_5" text:outline-level="5">Combat Screen</text:h>
      <text:p text:style-name="Text_20_body">The combat screen consists of:</text:p>
      <text:p text:style-name="Text_20_body">-a grid of tiles, usually 10x10</text:p>
      <text:p text:style-name="Text_20_body">-different types of tiles, minimum of 2</text:p>
      <text:p text:style-name="Text_20_body">-ally units, enemy units</text:p>
      <text:p text:style-name="Text_20_body">A combat screen may also have:</text:p>
      <text:p text:style-name="Text_20_body"><text:soft-page-break/>-chests</text:p>
      <text:p text:style-name="Text_20_body">-weather</text:p>
      <text:p text:style-name="Text_20_body">-neutral units</text:p>
      <text:p text:style-name="Text_20_body">-hidden areas, not shown initially</text:p>
      <text:h text:style-name="Heading_20_5" text:outline-level="5">Summary</text:h>
      <text:p text:style-name="Text_20_body">The third, and final phase of combat, is the cleanup phase. During this phase, a screen is displayed listing the final outcome of the combat phase, as well as any gains and/or losses that resulted from the combat phase. </text:p>
      <text:h text:style-name="Heading_20_6" text:outline-level="6">Outcome</text:h>
      <text:p text:style-name="Text_20_body">The outcome is displayed across the top of the summary page, in large font, as either Victory, or Defeat, as well as the name of the level completed.</text:p>
      <text:h text:style-name="Heading_20_6" text:outline-level="6">Gains</text:h>
      <text:p text:style-name="Text_20_body">Different gains that can be reported are:</text:p>
      <text:p text:style-name="Text_20_body">-levels gained</text:p>
      <text:p text:style-name="Text_20_body"><text:tab/>-stat changes</text:p>
      <text:p text:style-name="Text_20_body"><text:tab/>-ability points gained</text:p>
      <text:p text:style-name="Text_20_body">-units recruited</text:p>
      <text:p text:style-name="Text_20_body">-items found</text:p>
      <text:p text:style-name="Text_20_body">-optional objectives completed</text:p>
      <text:h text:style-name="Heading_20_6" text:outline-level="6">Losses</text:h>
      <text:p text:style-name="Text_20_body">Losses that can be reported are:</text:p>
      <text:p text:style-name="Text_20_body">-units killed</text:p>
      <text:p text:style-name="Text_20_body">-items used</text:p>
      <text:p text:style-name="Text_20_body">-optional objectives failed</text:p>
      <text:h text:style-name="P23" text:outline-level="2">Management Plan</text:h>
      <text:h text:style-name="Heading_20_3" text:outline-level="3">Introduction</text:h>
      <text:p text:style-name="Text_20_body">The following section is designed ot aid in managing the project. It includes a list of required resources, as well as a project schedule.</text:p>
      <text:h text:style-name="Heading_20_3" text:outline-level="3">Project Schedule</text:h>
      <table:table table:name="Table1" table:style-name="Table1">
        <table:table-column table:style-name="Table1.A"/>
        <table:table-column table:style-name="Table1.B"/>
        <table:table-column table:style-name="Table1.C"/>
        <table:table-row>
          <table:table-cell table:style-name="Table1.A1" office:value-type="string">
            <text:p text:style-name="P6">Deliverable</text:p>
          </table:table-cell>
          <table:table-cell table:style-name="Table1.A1" office:value-type="string">
            <text:p text:style-name="P6">Description</text:p>
          </table:table-cell>
          <table:table-cell table:style-name="Table1.C1" office:value-type="string">
            <text:p text:style-name="P6">Deadline</text:p>
          </table:table-cell>
        </table:table-row>
        <table:table-row>
          <table:table-cell table:style-name="Table1.A2" office:value-type="string">
            <text:p text:style-name="Table_20_Contents">DRMP</text:p>
          </table:table-cell>
          <table:table-cell table:style-name="Table1.A2" office:value-type="string">
            <text:p text:style-name="Table_20_Contents">Detailed Requirements and Management Plan</text:p>
          </table:table-cell>
          <table:table-cell table:style-name="Table1.C2" office:value-type="date" office:date-value="2017-09-25">
            <text:p text:style-name="Table_20_Contents">09/25/17</text:p>
          </table:table-cell>
        </table:table-row>
        <table:table-row>
          <table:table-cell table:style-name="Table1.A2" office:value-type="string">
            <text:p text:style-name="Table_20_Contents">2D GUIs</text:p>
          </table:table-cell>
          <table:table-cell table:style-name="Table1.A2" office:value-type="string">
            <text:p text:style-name="Table_20_Contents">Menu screens (main menu, new game, load game, game over, etc...)</text:p>
          </table:table-cell>
          <table:table-cell table:style-name="Table1.C2" office:value-type="date" office:date-value="2017-10-02">
            <text:p text:style-name="Table_20_Contents">10/02/17</text:p>
          </table:table-cell>
        </table:table-row>
        <table:table-row>
          <table:table-cell table:style-name="Table1.A2" office:value-type="string">
            <text:p text:style-name="Table_20_Contents">Scenes (x2)</text:p>
          </table:table-cell>
          <table:table-cell table:style-name="Table1.A2" office:value-type="string">
            <text:p text:style-name="Table_20_Contents">3D Unity scenes to make up stages (display 3-4 different tile types)</text:p>
          </table:table-cell>
          <table:table-cell table:style-name="Table1.C2" office:value-type="date" office:date-value="2017-10-09">
            <text:p text:style-name="Table_20_Contents">10/09/17</text:p>
          </table:table-cell>
        </table:table-row>
        <table:table-row>
          <table:table-cell table:style-name="Table1.A2" office:value-type="string">
            <text:p text:style-name="Table_20_Contents">Enemy AI</text:p>
          </table:table-cell>
          <table:table-cell table:style-name="Table1.A2" office:value-type="string">
            <text:p text:style-name="Table_20_Contents">Program to control enemy units (determining moves appropriate to difficulty level)</text:p>
          </table:table-cell>
          <table:table-cell table:style-name="Table1.C2" office:value-type="date" office:date-value="2017-10-16">
            <text:p text:style-name="Table_20_Contents">10/16/17</text:p>
          </table:table-cell>
        </table:table-row>
        <table:table-row>
          <table:table-cell table:style-name="Table1.A2" office:value-type="string">
            <text:p text:style-name="Table_20_Contents">Unit classes</text:p>
          </table:table-cell>
          <table:table-cell table:style-name="Table1.A2" office:value-type="string">
            <text:p text:style-name="Table_20_Contents">Program to calculate unit stats and abilities (record/update stats and abilities)</text:p>
          </table:table-cell>
          <table:table-cell table:style-name="Table1.C2" office:value-type="date" office:date-value="2017-10-23">
            <text:p text:style-name="Table_20_Contents">10/23/17</text:p>
          </table:table-cell>
        </table:table-row>
        <table:table-row>
          <table:table-cell table:style-name="Table1.A2" office:value-type="string">
            <text:p text:style-name="Table_20_Contents">Models (x2)</text:p>
          </table:table-cell>
          <table:table-cell table:style-name="Table1.A2" office:value-type="string">
            <text:p text:style-name="Table_20_Contents">3D models to be used as units (display soldier, black mage, and white mage)</text:p>
          </table:table-cell>
          <table:table-cell table:style-name="Table1.C2" office:value-type="date" office:date-value="2017-10-30">
            <text:p text:style-name="Table_20_Contents">10/30/17</text:p>
          </table:table-cell>
        </table:table-row>
        <table:table-row>
          <table:table-cell table:style-name="Table1.A2" office:value-type="string">
            <text:p text:style-name="Table_20_Contents">Unit actions</text:p>
          </table:table-cell>
          <table:table-cell table:style-name="Table1.A2" office:value-type="string">
            <text:p text:style-name="Table_20_Contents">Program to make the units move, perform actions (move, attack, ability)</text:p>
          </table:table-cell>
          <table:table-cell table:style-name="Table1.C2" office:value-type="date" office:date-value="2017-11-06">
            <text:p text:style-name="Table_20_Contents">11/06/17</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date" office:date-value="2017-11-13">
            <text:p text:style-name="Table_20_Contents">11/13/17</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date" office:date-value="2017-11-20">
            <text:p text:style-name="Table_20_Contents">11/20/17</text:p>
          </table:table-cell>
        </table:table-row>
        <table:table-row>
          <table:table-cell table:style-name="Table1.A2" office:value-type="string">
            <text:p text:style-name="Table_20_Contents">Project Presentation</text:p>
          </table:table-cell>
          <table:table-cell table:style-name="Table1.A2" office:value-type="string">
            <text:p text:style-name="Table_20_Contents"/>
          </table:table-cell>
          <table:table-cell table:style-name="Table1.C2" office:value-type="date" office:date-value="2017-11-20">
            <text:p text:style-name="Table_20_Contents">11/20/17</text:p>
          </table:table-cell>
        </table:table-row>
      </table:table>
      <text:p text:style-name="Text_20_body">If time permits, the following sections will be completed in the order listed:</text:p>
      <text:p text:style-name="Text_20_body">-items/equipment</text:p>
      <text:p text:style-name="Text_20_body">-missions</text:p>
      <text:p text:style-name="Text_20_body">-story</text:p>
      <text:p text:style-name="Text_20_body">-crafting</text:p>
      <text:p text:style-name="Text_20_body">-additional classes</text:p>
      <text:p text:style-name="Text_20_body">-additional scenes</text:p>
      <text:p text:style-name="Text_20_body">-additional tiles</text:p>
      <text:p text:style-name="Text_20_body">-additional enemy types</text:p>
      <text:p text:style-name="Text_20_body">-versions for mac and linux</text:p>
      <text:h text:style-name="Heading_20_3" text:outline-level="3"><text:soft-page-break/>Risk Management</text:h>
      <text:p text:style-name="Text_20_body">Some of the possible risks involved in this project include: </text:p>
      <text:h text:style-name="Heading_20_4" text:outline-level="4">Failure to complete requirements on time</text:h>
      <text:p text:style-name="Text_20_body">A risk management retirement plan is to start early, and move on once a working prototype is available.</text:p>
      <text:h text:style-name="Heading_20_4" text:outline-level="4">Lack of technical knowledge</text:h>
      <text:p text:style-name="Text_20_body">A risk management retirement plan is to start early, and leave enough time to research as necessary.</text:p>
      <text:h text:style-name="Heading_20_3" text:outline-level="3">Costs</text:h>
      <text:p text:style-name="Text_20_body">Some of the costs involved in this project include: </text:p>
      <text:h text:style-name="Heading_20_4" text:outline-level="4">Time</text:h>
      <text:p text:style-name="Text_20_body">The time costs for this project is estimated at 14-16 hours per week, for 11 weeks, or 150-170 hours.</text:p>
      <text:h text:style-name="Heading_20_4" text:outline-level="4">Materials</text:h>
      <text:p text:style-name="Text_20_body">Materials required for this project include:</text:p>
      <text:p text:style-name="Text_20_body">-Computer system</text:p>
      <text:p text:style-name="Text_20_body">-Operating system and development environment</text:p>
      <text:p text:style-name="Text_20_body">-Internet access for version control and research<text:line-break/></text:p>
      <text:h text:style-name="P23" text:outline-level="2">Appendices</text:h>
      <text:h text:style-name="Heading_20_3" text:outline-level="3">Attribute Modifiers</text:h>
      <text:p text:style-name="Text_20_body">Attribute Modifier<text:tab/><text:tab/>Initial Range <text:tab/>Increase per Level</text:p>
      <text:p text:style-name="Text_20_body">Greatly Enhanced<text:tab/><text:tab/>12 – 16<text:tab/>3 – 5 </text:p>
      <text:p text:style-name="Text_20_body">Moderately Enhanced<text:tab/><text:tab/>10 – 14<text:tab/>2 – 4 </text:p>
      <text:p text:style-name="Text_20_body">Slightly Enhanced<text:tab/><text:tab/>9 – 12<text:tab/><text:tab/>2 – 3 </text:p>
      <text:p text:style-name="Text_20_body">Regular<text:tab/><text:tab/><text:tab/>8 – 10<text:tab/><text:tab/>1 – 3 </text:p>
      <text:p text:style-name="Text_20_body">Slightly Diminished<text:tab/><text:tab/>7 – 8<text:tab/><text:tab/>1 – 2 </text:p>
      <text:p text:style-name="Text_20_body">Moderately Diminished<text:tab/>5 – 6<text:tab/><text:tab/>0 –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2"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Arial" fo:font-size="36pt" fo:font-weight="bold"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ackground-color="transparent" style:shadow="none" text:number-lines="false" text:line-number="0" style:vertical-align="top">
        <style:tab-stops/>
        <style:drop-cap/>
        <style:background-image/>
      </style:paragraph-properties>
      <style:text-properties fo:font-size="3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2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fo:keep-with-next="always"/>
      <style:text-properties fo:font-size="2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16pt"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20pt" fo:font-style="normal"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master-page-name="">
      <style:paragraph-properties style:page-number="auto" fo:background-color="transparent" style:shadow="none">
        <style:tab-stops/>
        <style:background-image/>
      </style:paragraph-properties>
      <style:text-properties fo:font-size="12pt"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text-properties fo:font-size="12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2pt"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Liberation Mono" fo:font-size="10pt" style:font-name-asian="Courier New" style:font-size-asian="10pt" style:font-name-complex="Liberation Mono" style:font-size-complex="10pt"/>
    </style:style>
    <style:style style:name="Signature" style:family="paragraph" style:parent-style-name="Standard" style:class="text">
      <style:paragraph-properties fo:text-align="center" style:justify-single-word="false"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Page_20_Number" style:display-name="Page Number" style:family="text"/>
    <text:outline-style style:name="Outline">
      <text:outline-level-style text:level="1" text:style-name="Numbering_20_Symbols" style:num-suffix=" " style:num-format="">
        <style:list-level-properties text:list-level-position-and-space-mode="label-alignment">
          <style:list-level-label-alignment text:label-followed-by="listtab" text:list-tab-stop-position="1.2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2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2in"/>
        </style:list-level-properties>
      </text:outline-level-style>
      <text:outline-level-style text:level="5" text:style-name="Numbering_20_Symbols" style:num-suffix=" " style:num-format="1" text:display-levels="5">
        <style:list-level-properties text:list-level-position-and-space-mode="label-alignment">
          <style:list-level-label-alignment text:label-followed-by="listtab" text:list-tab-stop-position="1.2in"/>
        </style:list-level-properties>
      </text:outline-level-style>
      <text:outline-level-style text:level="6" text:style-name="Numbering_20_Symbols" style:num-suffix=" " style:num-format="1" text:display-levels="6">
        <style:list-level-properties text:list-level-position-and-space-mode="label-alignment">
          <style:list-level-label-alignment text:label-followed-by="listtab" text:list-tab-stop-position="1.2in"/>
        </style:list-level-properties>
      </text:outline-level-style>
      <text:outline-level-style text:level="7" text:style-name="Numbering_20_Symbols" style:num-suffix=" " style:num-format="1" text:display-levels="7">
        <style:list-level-properties text:list-level-position-and-space-mode="label-alignment">
          <style:list-level-label-alignment text:label-followed-by="listtab" text:list-tab-stop-position="1.2in"/>
        </style:list-level-properties>
      </text:outline-level-style>
      <text:outline-level-style text:level="8" text:style-name="Numbering_20_Symbols" style:num-suffix=" " style:num-format="1" text:display-levels="8">
        <style:list-level-properties text:list-level-position-and-space-mode="label-alignment">
          <style:list-level-label-alignment text:label-followed-by="listtab" text:list-tab-stop-position="1.2in"/>
        </style:list-level-properties>
      </text:outline-level-style>
      <text:outline-level-style text:level="9" text:style-name="Numbering_20_Symbols" style:num-suffix=" " style:num-format="1" text:display-levels="9">
        <style:list-level-properties text:list-level-position-and-space-mode="label-alignment">
          <style:list-level-label-alignment text:label-followed-by="listtab" text:list-tab-stop-position="1.2in"/>
        </style:list-level-properties>
      </text:outline-level-style>
      <text:outline-level-style text:level="10" text:style-name="Numbering_20_Symbols" style:num-suffix=" " style:num-format="1" text:display-levels="10">
        <style:list-level-properties text:list-level-position-and-space-mode="label-alignment">
          <style:list-level-label-alignment text:label-followed-by="listtab" text:list-tab-stop-position="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8-31T20:56:32.78</meta:creation-date>
    <dc:date>2017-09-25T13:30:03.55</dc:date>
    <meta:editing-duration>P9DT18H39M36S</meta:editing-duration>
    <meta:editing-cycles>18</meta:editing-cycles>
    <meta:generator>OpenOffice/4.1.3$Win32 OpenOffice.org_project/413m1$Build-9783</meta:generator>
    <meta:document-statistic meta:table-count="1" meta:image-count="0" meta:object-count="0" meta:page-count="45" meta:paragraph-count="900" meta:word-count="13039" meta:character-count="74910"/>
  </office:meta>
</office:document-meta>
</file>